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9981A00880E8762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158961" officeooo:paragraph-rsid="0065f9b2"/>
    </style:style>
    <style:style style:name="P75" style:family="paragraph" style:parent-style-name="Text_20_body">
      <style:text-properties officeooo:rsid="00aa9f2c" officeooo:paragraph-rsid="00aa9f2c"/>
    </style:style>
    <style:style style:name="P76" style:family="paragraph" style:parent-style-name="Text_20_body">
      <style:text-properties officeooo:rsid="00a82321" officeooo:paragraph-rsid="00a82321"/>
    </style:style>
    <style:style style:name="P77" style:family="paragraph" style:parent-style-name="Text_20_body">
      <style:text-properties officeooo:rsid="00ac6ed5" officeooo:paragraph-rsid="00ac6ed5"/>
    </style:style>
    <style:style style:name="P78" style:family="paragraph" style:parent-style-name="Text_20_body">
      <style:text-properties officeooo:rsid="00ae1ea6" officeooo:paragraph-rsid="00ae1ea6"/>
    </style:style>
    <style:style style:name="P79" style:family="paragraph" style:parent-style-name="Text_20_body">
      <style:text-properties officeooo:rsid="00b2402e" officeooo:paragraph-rsid="00b2402e"/>
    </style:style>
    <style:style style:name="P80" style:family="paragraph" style:parent-style-name="Text_20_body">
      <style:text-properties officeooo:rsid="00b7db5c" officeooo:paragraph-rsid="00b7db5c"/>
    </style:style>
    <style:style style:name="P81" style:family="paragraph" style:parent-style-name="Text_20_body">
      <style:text-properties officeooo:rsid="00ba4a65" officeooo:paragraph-rsid="00ba4a65"/>
    </style:style>
    <style:style style:name="P82" style:family="paragraph" style:parent-style-name="Text_20_body">
      <style:text-properties officeooo:rsid="00bbcc6e" officeooo:paragraph-rsid="00bbcc6e"/>
    </style:style>
    <style:style style:name="P83" style:family="paragraph" style:parent-style-name="Text_20_body">
      <style:text-properties officeooo:rsid="00bee800" officeooo:paragraph-rsid="00bee800"/>
    </style:style>
    <style:style style:name="P84" style:family="paragraph" style:parent-style-name="Text_20_body">
      <style:text-properties officeooo:rsid="00c27a23" officeooo:paragraph-rsid="00c27a23"/>
    </style:style>
    <style:style style:name="P85" style:family="paragraph" style:parent-style-name="Text_20_body">
      <style:text-properties officeooo:rsid="00c30183" officeooo:paragraph-rsid="00c30183"/>
    </style:style>
    <style:style style:name="P86" style:family="paragraph" style:parent-style-name="Text_20_body">
      <style:text-properties officeooo:rsid="00c65f55" officeooo:paragraph-rsid="00c65f55"/>
    </style:style>
    <style:style style:name="P87" style:family="paragraph" style:parent-style-name="Text_20_body">
      <style:text-properties officeooo:rsid="00ca9cea" officeooo:paragraph-rsid="00ca9cea"/>
    </style:style>
    <style:style style:name="P88" style:family="paragraph" style:parent-style-name="Text_20_body">
      <style:text-properties officeooo:paragraph-rsid="00ca9cea"/>
    </style:style>
    <style:style style:name="P89" style:family="paragraph" style:parent-style-name="Text_20_body">
      <style:text-properties officeooo:rsid="00cc14fa" officeooo:paragraph-rsid="00cc14fa"/>
    </style:style>
    <style:style style:name="P90" style:family="paragraph" style:parent-style-name="Text_20_body">
      <style:text-properties officeooo:rsid="00cc1eff" officeooo:paragraph-rsid="00cc1eff"/>
    </style:style>
    <style:style style:name="P91" style:family="paragraph" style:parent-style-name="Text_20_body">
      <style:text-properties officeooo:rsid="00cdc40d" officeooo:paragraph-rsid="00cdc40d"/>
    </style:style>
    <style:style style:name="P92" style:family="paragraph" style:parent-style-name="Text_20_body">
      <style:text-properties officeooo:rsid="00cdc40d" officeooo:paragraph-rsid="00d13c21"/>
    </style:style>
    <style:style style:name="P93" style:family="paragraph" style:parent-style-name="Text_20_body">
      <style:text-properties officeooo:paragraph-rsid="00cdc40d"/>
    </style:style>
    <style:style style:name="P94" style:family="paragraph" style:parent-style-name="Text_20_body">
      <style:text-properties officeooo:rsid="00cfc568" officeooo:paragraph-rsid="00cfc568"/>
    </style:style>
    <style:style style:name="P95" style:family="paragraph" style:parent-style-name="Text_20_body">
      <style:text-properties officeooo:paragraph-rsid="00cfc568"/>
    </style:style>
    <style:style style:name="P96" style:family="paragraph" style:parent-style-name="Text_20_body">
      <style:text-properties officeooo:rsid="00d13c21" officeooo:paragraph-rsid="00d13c21"/>
    </style:style>
    <style:style style:name="P97" style:family="paragraph" style:parent-style-name="Text_20_body">
      <style:text-properties officeooo:rsid="00d3ae87" officeooo:paragraph-rsid="00d3ae87"/>
    </style:style>
    <style:style style:name="P98" style:family="paragraph" style:parent-style-name="Text_20_body">
      <style:text-properties officeooo:rsid="00d51d2c" officeooo:paragraph-rsid="00d51d2c"/>
    </style:style>
    <style:style style:name="P99" style:family="paragraph" style:parent-style-name="Text_20_body">
      <style:text-properties officeooo:rsid="00d5228e" officeooo:paragraph-rsid="00d5228e"/>
    </style:style>
    <style:style style:name="P100" style:family="paragraph" style:parent-style-name="Text_20_body">
      <style:text-properties officeooo:rsid="00d5c214" officeooo:paragraph-rsid="00d5c214"/>
    </style:style>
    <style:style style:name="P101" style:family="paragraph" style:parent-style-name="Text_20_body">
      <style:text-properties officeooo:paragraph-rsid="00d5c214"/>
    </style:style>
    <style:style style:name="P102" style:family="paragraph" style:parent-style-name="Text_20_body">
      <style:text-properties officeooo:rsid="00d6d5ce" officeooo:paragraph-rsid="00d6d5ce"/>
    </style:style>
    <style:style style:name="P103" style:family="paragraph" style:parent-style-name="Text_20_body">
      <style:text-properties officeooo:rsid="00d77829" officeooo:paragraph-rsid="00d77829"/>
    </style:style>
    <style:style style:name="P104" style:family="paragraph" style:parent-style-name="Text_20_body">
      <style:text-properties officeooo:rsid="00d781d0" officeooo:paragraph-rsid="00d781d0"/>
    </style:style>
    <style:style style:name="P105" style:family="paragraph" style:parent-style-name="Text_20_body">
      <style:text-properties officeooo:rsid="00dce7ba" officeooo:paragraph-rsid="00dce7ba"/>
    </style:style>
    <style:style style:name="P106" style:family="paragraph" style:parent-style-name="Text_20_body">
      <style:text-properties officeooo:rsid="00e01f8a" officeooo:paragraph-rsid="00e01f8a"/>
    </style:style>
    <style:style style:name="P107" style:family="paragraph" style:parent-style-name="Text_20_body">
      <style:text-properties officeooo:paragraph-rsid="00e01f8a"/>
    </style:style>
    <style:style style:name="P108" style:family="paragraph" style:parent-style-name="Text_20_body">
      <style:text-properties officeooo:rsid="00e13af0" officeooo:paragraph-rsid="00e13af0"/>
    </style:style>
    <style:style style:name="P109" style:family="paragraph" style:parent-style-name="Text_20_body">
      <style:text-properties officeooo:rsid="00e577e4" officeooo:paragraph-rsid="00e577e4"/>
    </style:style>
    <style:style style:name="P110" style:family="paragraph" style:parent-style-name="Text_20_body">
      <style:text-properties officeooo:rsid="00e6164c" officeooo:paragraph-rsid="00e6164c"/>
    </style:style>
    <style:style style:name="P111" style:family="paragraph" style:parent-style-name="Text_20_body">
      <style:text-properties officeooo:rsid="00ec4c35" officeooo:paragraph-rsid="00ec4c35"/>
    </style:style>
    <style:style style:name="P112" style:family="paragraph" style:parent-style-name="Text_20_body">
      <style:text-properties officeooo:paragraph-rsid="00ec4c35"/>
    </style:style>
    <style:style style:name="P113" style:family="paragraph" style:parent-style-name="Title">
      <style:text-properties officeooo:rsid="000b7895" officeooo:paragraph-rsid="000b7895"/>
    </style:style>
    <style:style style:name="P114" style:family="paragraph" style:parent-style-name="Table_20_Contents">
      <style:text-properties officeooo:rsid="004a37ab" officeooo:paragraph-rsid="004a37ab"/>
    </style:style>
    <style:style style:name="P115" style:family="paragraph" style:parent-style-name="Table_20_Contents">
      <style:text-properties fo:font-weight="normal" officeooo:rsid="004ef366" officeooo:paragraph-rsid="004ef366" style:font-weight-asian="normal" style:font-weight-complex="normal"/>
    </style:style>
    <style:style style:name="P116" style:family="paragraph" style:parent-style-name="Table_20_Contents">
      <style:text-properties fo:font-weight="normal" officeooo:rsid="005e9fef" officeooo:paragraph-rsid="005e9fef" style:font-weight-asian="normal" style:font-weight-complex="normal"/>
    </style:style>
    <style:style style:name="P117" style:family="paragraph" style:parent-style-name="Table_20_Contents">
      <style:text-properties officeooo:rsid="0051d535" officeooo:paragraph-rsid="0051d535"/>
    </style:style>
    <style:style style:name="P118" style:family="paragraph" style:parent-style-name="Table_20_Contents">
      <style:text-properties officeooo:rsid="0053a457" officeooo:paragraph-rsid="0053a457"/>
    </style:style>
    <style:style style:name="P119" style:family="paragraph" style:parent-style-name="Table_20_Contents">
      <style:text-properties officeooo:rsid="0053ad02" officeooo:paragraph-rsid="0053ad02"/>
    </style:style>
    <style:style style:name="P120" style:family="paragraph" style:parent-style-name="Table_20_Contents">
      <style:text-properties officeooo:rsid="0054c911" officeooo:paragraph-rsid="0054c911"/>
    </style:style>
    <style:style style:name="P121" style:family="paragraph" style:parent-style-name="Table_20_Contents">
      <style:text-properties officeooo:rsid="005f379e" officeooo:paragraph-rsid="005f379e"/>
    </style:style>
    <style:style style:name="P122" style:family="paragraph" style:parent-style-name="Table_20_Contents">
      <style:text-properties officeooo:rsid="005f6194" officeooo:paragraph-rsid="005f6194"/>
    </style:style>
    <style:style style:name="P123" style:family="paragraph" style:parent-style-name="Table_20_Contents">
      <style:text-properties officeooo:rsid="00655185" officeooo:paragraph-rsid="00655185"/>
    </style:style>
    <style:style style:name="P124" style:family="paragraph" style:parent-style-name="Table_20_Contents">
      <style:text-properties officeooo:rsid="0065f9b2" officeooo:paragraph-rsid="0065f9b2"/>
    </style:style>
    <style:style style:name="P125" style:family="paragraph" style:parent-style-name="Table_20_Contents">
      <style:text-properties officeooo:rsid="00693555" officeooo:paragraph-rsid="00693555"/>
    </style:style>
    <style:style style:name="P126" style:family="paragraph" style:parent-style-name="Table_20_Contents">
      <style:text-properties officeooo:rsid="00693555" officeooo:paragraph-rsid="007137e2"/>
    </style:style>
    <style:style style:name="P127" style:family="paragraph" style:parent-style-name="Table_20_Contents">
      <style:text-properties officeooo:rsid="00693555" officeooo:paragraph-rsid="00e13af0"/>
    </style:style>
    <style:style style:name="P128" style:family="paragraph" style:parent-style-name="Table_20_Contents">
      <style:text-properties officeooo:rsid="006b3769" officeooo:paragraph-rsid="006b3769"/>
    </style:style>
    <style:style style:name="P129" style:family="paragraph" style:parent-style-name="Table_20_Contents">
      <style:text-properties officeooo:rsid="006f052a" officeooo:paragraph-rsid="006f052a"/>
    </style:style>
    <style:style style:name="P130" style:family="paragraph" style:parent-style-name="Table_20_Contents">
      <style:text-properties officeooo:rsid="007137e2" officeooo:paragraph-rsid="007137e2"/>
    </style:style>
    <style:style style:name="P131" style:family="paragraph" style:parent-style-name="Table_20_Contents">
      <style:text-properties officeooo:rsid="0076a0f9" officeooo:paragraph-rsid="0076a0f9"/>
    </style:style>
    <style:style style:name="P132" style:family="paragraph" style:parent-style-name="Table_20_Contents">
      <style:text-properties officeooo:rsid="0076a0f9" officeooo:paragraph-rsid="00c4d0de"/>
    </style:style>
    <style:style style:name="P133" style:family="paragraph" style:parent-style-name="Table_20_Contents">
      <style:text-properties officeooo:rsid="007d7c2a" officeooo:paragraph-rsid="007d7c2a"/>
    </style:style>
    <style:style style:name="P134" style:family="paragraph" style:parent-style-name="Table_20_Contents">
      <style:text-properties officeooo:rsid="007e01fd" officeooo:paragraph-rsid="007e01fd"/>
    </style:style>
    <style:style style:name="P135" style:family="paragraph" style:parent-style-name="Table_20_Contents">
      <style:text-properties officeooo:rsid="008000e7" officeooo:paragraph-rsid="008000e7"/>
    </style:style>
    <style:style style:name="P136" style:family="paragraph" style:parent-style-name="Table_20_Contents">
      <style:text-properties officeooo:rsid="00830e01" officeooo:paragraph-rsid="00830e01"/>
    </style:style>
    <style:style style:name="P137" style:family="paragraph" style:parent-style-name="Table_20_Contents">
      <style:text-properties officeooo:rsid="00830e01" officeooo:paragraph-rsid="00888371"/>
    </style:style>
    <style:style style:name="P138" style:family="paragraph" style:parent-style-name="Table_20_Contents">
      <style:text-properties officeooo:rsid="008552a4" officeooo:paragraph-rsid="00892386"/>
    </style:style>
    <style:style style:name="P139" style:family="paragraph" style:parent-style-name="Table_20_Contents">
      <style:text-properties officeooo:rsid="0085cd7a" officeooo:paragraph-rsid="0085cd7a"/>
    </style:style>
    <style:style style:name="P140" style:family="paragraph" style:parent-style-name="Table_20_Contents">
      <style:text-properties officeooo:rsid="00888371" officeooo:paragraph-rsid="00888371"/>
    </style:style>
    <style:style style:name="P141" style:family="paragraph" style:parent-style-name="Table_20_Contents">
      <style:text-properties officeooo:rsid="00892386" officeooo:paragraph-rsid="00892386"/>
    </style:style>
    <style:style style:name="P142" style:family="paragraph" style:parent-style-name="Table_20_Contents">
      <style:text-properties officeooo:rsid="008bd238" officeooo:paragraph-rsid="008bd238"/>
    </style:style>
    <style:style style:name="P143" style:family="paragraph" style:parent-style-name="Table_20_Contents">
      <style:text-properties officeooo:rsid="008e6c62" officeooo:paragraph-rsid="008e6c62"/>
    </style:style>
    <style:style style:name="P144" style:family="paragraph" style:parent-style-name="Table_20_Contents">
      <style:text-properties officeooo:rsid="008e6c62" officeooo:paragraph-rsid="00949a36"/>
    </style:style>
    <style:style style:name="P145" style:family="paragraph" style:parent-style-name="Table_20_Contents">
      <style:text-properties officeooo:rsid="00901411" officeooo:paragraph-rsid="00901411"/>
    </style:style>
    <style:style style:name="P146" style:family="paragraph" style:parent-style-name="Table_20_Contents">
      <style:text-properties officeooo:rsid="00901411" officeooo:paragraph-rsid="00919c04"/>
    </style:style>
    <style:style style:name="P147" style:family="paragraph" style:parent-style-name="Table_20_Contents">
      <style:text-properties officeooo:rsid="0036e120" officeooo:paragraph-rsid="00919c04"/>
    </style:style>
    <style:style style:name="P148" style:family="paragraph" style:parent-style-name="Table_20_Contents">
      <style:text-properties officeooo:rsid="00919c04" officeooo:paragraph-rsid="00919c04"/>
    </style:style>
    <style:style style:name="P149" style:family="paragraph" style:parent-style-name="Table_20_Contents">
      <style:text-properties officeooo:rsid="0092c83e" officeooo:paragraph-rsid="0092c83e"/>
    </style:style>
    <style:style style:name="P150" style:family="paragraph" style:parent-style-name="Table_20_Contents">
      <style:text-properties officeooo:rsid="009f0e58" officeooo:paragraph-rsid="009f0e58"/>
    </style:style>
    <style:style style:name="P151" style:family="paragraph" style:parent-style-name="Table_20_Contents">
      <style:text-properties officeooo:rsid="00a1648e" officeooo:paragraph-rsid="00a1648e"/>
    </style:style>
    <style:style style:name="P152" style:family="paragraph" style:parent-style-name="Table_20_Contents">
      <style:text-properties officeooo:rsid="00a2e375" officeooo:paragraph-rsid="00a2e375"/>
    </style:style>
    <style:style style:name="P153" style:family="paragraph" style:parent-style-name="Table_20_Contents">
      <style:text-properties officeooo:rsid="00a350cf" officeooo:paragraph-rsid="00a350cf"/>
    </style:style>
    <style:style style:name="P154" style:family="paragraph" style:parent-style-name="Table_20_Contents">
      <style:text-properties officeooo:rsid="00a4e960" officeooo:paragraph-rsid="00a4e960"/>
    </style:style>
    <style:style style:name="P155" style:family="paragraph" style:parent-style-name="Table_20_Contents">
      <style:text-properties officeooo:rsid="004a8ddf"/>
    </style:style>
    <style:style style:name="P156" style:family="paragraph" style:parent-style-name="Table_20_Contents">
      <style:text-properties officeooo:rsid="00a6bcc0" officeooo:paragraph-rsid="00a6bcc0"/>
    </style:style>
    <style:style style:name="P157" style:family="paragraph" style:parent-style-name="Table_20_Contents">
      <style:text-properties officeooo:rsid="00aa9f2c" officeooo:paragraph-rsid="00aa9f2c"/>
    </style:style>
    <style:style style:name="P158" style:family="paragraph" style:parent-style-name="Table_20_Contents">
      <style:text-properties officeooo:rsid="00ac6ed5" officeooo:paragraph-rsid="00ac6ed5"/>
    </style:style>
    <style:style style:name="P159" style:family="paragraph" style:parent-style-name="Table_20_Contents">
      <style:text-properties officeooo:rsid="00ae82da" officeooo:paragraph-rsid="00ae82da"/>
    </style:style>
    <style:style style:name="P160" style:family="paragraph" style:parent-style-name="Table_20_Contents">
      <style:text-properties officeooo:rsid="00afa728" officeooo:paragraph-rsid="00afa728"/>
    </style:style>
    <style:style style:name="P161" style:family="paragraph" style:parent-style-name="Table_20_Contents">
      <style:text-properties officeooo:rsid="00b2402e" officeooo:paragraph-rsid="00b2402e"/>
    </style:style>
    <style:style style:name="P162" style:family="paragraph" style:parent-style-name="Table_20_Contents">
      <style:text-properties officeooo:rsid="00b56b9a" officeooo:paragraph-rsid="00b56b9a"/>
    </style:style>
    <style:style style:name="P163" style:family="paragraph" style:parent-style-name="Table_20_Contents">
      <style:text-properties officeooo:rsid="00b63062" officeooo:paragraph-rsid="00b63062"/>
    </style:style>
    <style:style style:name="P164" style:family="paragraph" style:parent-style-name="Table_20_Contents">
      <style:text-properties officeooo:rsid="00b7db5c" officeooo:paragraph-rsid="00b7db5c"/>
    </style:style>
    <style:style style:name="P165" style:family="paragraph" style:parent-style-name="Table_20_Contents">
      <style:text-properties officeooo:rsid="00b88427" officeooo:paragraph-rsid="00b88427"/>
    </style:style>
    <style:style style:name="P166" style:family="paragraph" style:parent-style-name="Table_20_Contents">
      <style:text-properties officeooo:rsid="00ba4a65" officeooo:paragraph-rsid="00ba4a65"/>
    </style:style>
    <style:style style:name="P167" style:family="paragraph" style:parent-style-name="Table_20_Contents">
      <style:text-properties officeooo:rsid="00bee800" officeooo:paragraph-rsid="00bee800"/>
    </style:style>
    <style:style style:name="P168" style:family="paragraph" style:parent-style-name="Table_20_Contents">
      <style:text-properties style:font-name="Liberation Serif" fo:font-size="12pt" style:font-size-asian="12pt" style:font-size-complex="12pt"/>
    </style:style>
    <style:style style:name="P169" style:family="paragraph" style:parent-style-name="Table_20_Contents">
      <style:text-properties officeooo:rsid="00c27a23" officeooo:paragraph-rsid="00c65f55"/>
    </style:style>
    <style:style style:name="P170" style:family="paragraph" style:parent-style-name="Table_20_Contents">
      <style:text-properties officeooo:rsid="00ca9cea" officeooo:paragraph-rsid="00ca9cea"/>
    </style:style>
    <style:style style:name="P171" style:family="paragraph" style:parent-style-name="Table_20_Contents">
      <style:text-properties officeooo:rsid="00cc1eff" officeooo:paragraph-rsid="00cc1eff"/>
    </style:style>
    <style:style style:name="P172" style:family="paragraph" style:parent-style-name="Table_20_Contents">
      <style:text-properties officeooo:rsid="00cc1eff" officeooo:paragraph-rsid="00d052dc"/>
    </style:style>
    <style:style style:name="P173" style:family="paragraph" style:parent-style-name="Table_20_Contents">
      <style:text-properties officeooo:rsid="00cdc40d" officeooo:paragraph-rsid="00cdc40d"/>
    </style:style>
    <style:style style:name="P174" style:family="paragraph" style:parent-style-name="Table_20_Contents">
      <style:text-properties officeooo:rsid="00cfc568" officeooo:paragraph-rsid="00cfc568"/>
    </style:style>
    <style:style style:name="P175" style:family="paragraph" style:parent-style-name="Table_20_Contents">
      <style:text-properties officeooo:rsid="00d13c21" officeooo:paragraph-rsid="00d13c21"/>
    </style:style>
    <style:style style:name="P176" style:family="paragraph" style:parent-style-name="Table_20_Contents">
      <style:text-properties officeooo:rsid="00d5228e" officeooo:paragraph-rsid="00d5228e"/>
    </style:style>
    <style:style style:name="P177" style:family="paragraph" style:parent-style-name="Table_20_Contents">
      <style:text-properties officeooo:rsid="00d53ee3" officeooo:paragraph-rsid="00d53ee3"/>
    </style:style>
    <style:style style:name="P178" style:family="paragraph" style:parent-style-name="Table_20_Contents">
      <style:text-properties officeooo:rsid="00d6d5ce" officeooo:paragraph-rsid="00d6d5ce"/>
    </style:style>
    <style:style style:name="P179" style:family="paragraph" style:parent-style-name="Table_20_Contents">
      <style:text-properties officeooo:rsid="00d77829" officeooo:paragraph-rsid="00d77829"/>
    </style:style>
    <style:style style:name="P180" style:family="paragraph" style:parent-style-name="Table_20_Contents">
      <style:text-properties officeooo:rsid="00dce7ba" officeooo:paragraph-rsid="00dce7ba"/>
    </style:style>
    <style:style style:name="P181" style:family="paragraph" style:parent-style-name="Table_20_Contents">
      <style:text-properties officeooo:rsid="00e01f8a" officeooo:paragraph-rsid="00e01f8a"/>
    </style:style>
    <style:style style:name="P182" style:family="paragraph" style:parent-style-name="Table_20_Contents">
      <style:text-properties officeooo:rsid="00e577e4" officeooo:paragraph-rsid="00e577e4"/>
    </style:style>
    <style:style style:name="P183" style:family="paragraph" style:parent-style-name="Table_20_Contents">
      <style:text-properties officeooo:rsid="00ec4c35" officeooo:paragraph-rsid="00ec4c35"/>
    </style:style>
    <style:style style:name="P184" style:family="paragraph" style:parent-style-name="Text_20_body">
      <style:paragraph-properties fo:break-before="page"/>
      <style:text-properties fo:font-weight="normal" officeooo:rsid="0054c911" officeooo:paragraph-rsid="0054c911" style:font-weight-asian="normal" style:font-weight-complex="normal"/>
    </style:style>
    <style:style style:name="P185" style:family="paragraph" style:parent-style-name="Text_20_body">
      <style:paragraph-properties fo:break-before="page"/>
      <style:text-properties officeooo:rsid="00dce7ba" officeooo:paragraph-rsid="00dce7ba"/>
    </style:style>
    <style:style style:name="P186" style:family="paragraph" style:parent-style-name="Text_20_body" style:list-style-name="L1">
      <style:text-properties officeooo:rsid="00e6164c" officeooo:paragraph-rsid="00e6164c"/>
    </style:style>
    <style:style style:name="P187" style:family="paragraph" style:parent-style-name="Text_20_body" style:list-style-name="L2">
      <style:text-properties officeooo:rsid="00132f0c" officeooo:paragraph-rsid="00132f0c"/>
    </style:style>
    <style:style style:name="P188" style:family="paragraph" style:parent-style-name="Text_20_body" style:list-style-name="L2">
      <style:text-properties officeooo:rsid="0043d94a" officeooo:paragraph-rsid="0043d94a"/>
    </style:style>
    <style:style style:name="P189" style:family="paragraph" style:parent-style-name="Text_20_body" style:list-style-name="L2">
      <style:text-properties fo:font-variant="normal" fo:text-transform="none" fo:color="#333333" fo:letter-spacing="normal" officeooo:rsid="00b52f72" officeooo:paragraph-rsid="00b52f72"/>
    </style:style>
    <style:style style:name="P190"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91" style:family="paragraph" style:parent-style-name="Text_20_body" style:list-style-name="L5">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92"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93"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94" style:family="paragraph" style:parent-style-name="Text_20_body" style:list-style-name="L3">
      <style:text-properties officeooo:rsid="0011c299" officeooo:paragraph-rsid="0011c299"/>
    </style:style>
    <style:style style:name="P195" style:family="paragraph" style:parent-style-name="Text_20_body" style:list-style-name="L4">
      <style:text-properties officeooo:rsid="004ef366" officeooo:paragraph-rsid="004ef366"/>
    </style:style>
    <style:style style:name="P196" style:family="paragraph" style:parent-style-name="Text_20_body" style:list-style-name="L6">
      <style:text-properties officeooo:rsid="00d51d2c" officeooo:paragraph-rsid="00d51d2c"/>
    </style:style>
    <style:style style:name="P197" style:family="paragraph" style:parent-style-name="Text_20_body">
      <style:text-properties officeooo:rsid="00ec4c35" officeooo:paragraph-rsid="00ec4c35"/>
    </style:style>
    <style:style style:name="P198" style:family="paragraph" style:parent-style-name="Text_20_body">
      <style:text-properties officeooo:rsid="00eccd4f" officeooo:paragraph-rsid="00eccd4f"/>
    </style:style>
    <style:style style:name="P199" style:family="paragraph" style:parent-style-name="Heading_20_1" style:list-style-name="">
      <style:text-properties officeooo:paragraph-rsid="00274e77"/>
    </style:style>
    <style:style style:name="P200" style:family="paragraph" style:parent-style-name="Heading_20_1" style:list-style-name="">
      <style:text-properties officeooo:rsid="0043c693" officeooo:paragraph-rsid="0043c693"/>
    </style:style>
    <style:style style:name="P201" style:family="paragraph" style:parent-style-name="Heading_20_1" style:list-style-name="">
      <style:text-properties officeooo:rsid="0011c299" officeooo:paragraph-rsid="0011c299"/>
    </style:style>
    <style:style style:name="P202" style:family="paragraph" style:parent-style-name="Heading_20_1">
      <style:text-properties officeooo:rsid="0011c299" officeooo:paragraph-rsid="0011c299"/>
    </style:style>
    <style:style style:name="P203" style:family="paragraph" style:parent-style-name="Heading_20_1">
      <style:text-properties officeooo:rsid="000b7895" officeooo:paragraph-rsid="000b7895"/>
    </style:style>
    <style:style style:name="P204" style:family="paragraph" style:parent-style-name="Heading_20_1" style:list-style-name="">
      <style:text-properties officeooo:rsid="00c30183" officeooo:paragraph-rsid="00c30183"/>
    </style:style>
    <style:style style:name="P205" style:family="paragraph" style:parent-style-name="Heading_20_1" style:list-style-name="">
      <style:text-properties officeooo:rsid="0036e120" officeooo:paragraph-rsid="0036e120"/>
    </style:style>
    <style:style style:name="P206" style:family="paragraph" style:parent-style-name="Heading_20_1">
      <style:paragraph-properties fo:break-before="page"/>
      <style:text-properties officeooo:rsid="0043c693" officeooo:paragraph-rsid="0043c693"/>
    </style:style>
    <style:style style:name="P207" style:family="paragraph" style:parent-style-name="Heading_20_1">
      <style:paragraph-properties fo:break-before="page"/>
      <style:text-properties officeooo:rsid="0011c299" officeooo:paragraph-rsid="0011c299"/>
    </style:style>
    <style:style style:name="P208" style:family="paragraph" style:parent-style-name="Heading_20_1">
      <style:paragraph-properties fo:break-before="page"/>
      <style:text-properties officeooo:rsid="00134fd0" officeooo:paragraph-rsid="00134fd0"/>
    </style:style>
    <style:style style:name="P209" style:family="paragraph" style:parent-style-name="Heading_20_3">
      <style:text-properties officeooo:rsid="003dca8f" officeooo:paragraph-rsid="003dca8f"/>
    </style:style>
    <style:style style:name="P210" style:family="paragraph" style:parent-style-name="Heading_20_3">
      <style:text-properties officeooo:rsid="004a8ddf" officeooo:paragraph-rsid="004a8ddf"/>
    </style:style>
    <style:style style:name="P211" style:family="paragraph" style:parent-style-name="Heading_20_3">
      <style:text-properties officeooo:rsid="006f052a" officeooo:paragraph-rsid="003def71"/>
    </style:style>
    <style:style style:name="P212" style:family="paragraph" style:parent-style-name="Heading_20_3">
      <style:text-properties officeooo:rsid="006f052a" officeooo:paragraph-rsid="006f052a"/>
    </style:style>
    <style:style style:name="P213" style:family="paragraph" style:parent-style-name="Heading_20_3">
      <style:text-properties officeooo:rsid="002ec711" officeooo:paragraph-rsid="00274e77"/>
    </style:style>
    <style:style style:name="P214" style:family="paragraph" style:parent-style-name="Heading_20_3">
      <style:text-properties officeooo:rsid="004574fe" officeooo:paragraph-rsid="004574fe"/>
    </style:style>
    <style:style style:name="P215" style:family="paragraph" style:parent-style-name="Heading_20_3">
      <style:text-properties fo:font-weight="normal" officeooo:rsid="004574fe" officeooo:paragraph-rsid="004574fe" style:font-weight-asian="normal" style:font-weight-complex="normal"/>
    </style:style>
    <style:style style:name="P216" style:family="paragraph" style:parent-style-name="Heading_20_3">
      <style:text-properties fo:font-weight="normal" officeooo:rsid="0047e7fd" officeooo:paragraph-rsid="0047e7fd" style:font-weight-asian="normal" style:font-weight-complex="normal"/>
    </style:style>
    <style:style style:name="P217" style:family="paragraph" style:parent-style-name="Heading_20_3">
      <style:text-properties fo:font-weight="normal" officeooo:rsid="0076a0f9" officeooo:paragraph-rsid="0076a0f9" style:font-weight-asian="normal" style:font-weight-complex="normal"/>
    </style:style>
    <style:style style:name="P218" style:family="paragraph" style:parent-style-name="Heading_20_3">
      <style:text-properties fo:font-weight="normal" officeooo:rsid="00b56b9a" officeooo:paragraph-rsid="00b56b9a" style:font-weight-asian="normal" style:font-weight-complex="normal"/>
    </style:style>
    <style:style style:name="P219" style:family="paragraph" style:parent-style-name="Heading_20_3">
      <style:text-properties officeooo:rsid="007d7c2a" officeooo:paragraph-rsid="007d7c2a"/>
    </style:style>
    <style:style style:name="P220" style:family="paragraph" style:parent-style-name="Heading_20_3">
      <style:text-properties officeooo:rsid="008000e7" officeooo:paragraph-rsid="008000e7"/>
    </style:style>
    <style:style style:name="P221" style:family="paragraph" style:parent-style-name="Heading_20_3">
      <style:text-properties officeooo:rsid="004ef366" officeooo:paragraph-rsid="004ef366"/>
    </style:style>
    <style:style style:name="P222" style:family="paragraph" style:parent-style-name="Heading_20_3">
      <style:text-properties officeooo:rsid="0051d535" officeooo:paragraph-rsid="0051d535"/>
    </style:style>
    <style:style style:name="P223" style:family="paragraph" style:parent-style-name="Heading_20_3">
      <style:text-properties officeooo:rsid="0053a457" officeooo:paragraph-rsid="0053a457"/>
    </style:style>
    <style:style style:name="P224" style:family="paragraph" style:parent-style-name="Heading_20_3" style:list-style-name="">
      <style:text-properties officeooo:rsid="0053ad02" officeooo:paragraph-rsid="0053ad02"/>
    </style:style>
    <style:style style:name="P225" style:family="paragraph" style:parent-style-name="Heading_20_3">
      <style:text-properties officeooo:rsid="0054c911"/>
    </style:style>
    <style:style style:name="P226" style:family="paragraph" style:parent-style-name="Heading_20_3">
      <style:text-properties officeooo:rsid="00c27a23" officeooo:paragraph-rsid="00c27a23"/>
    </style:style>
    <style:style style:name="P227" style:family="paragraph" style:parent-style-name="Heading_20_3">
      <style:text-properties officeooo:rsid="00ac6ed5" officeooo:paragraph-rsid="00ac6ed5"/>
    </style:style>
    <style:style style:name="P228" style:family="paragraph" style:parent-style-name="Heading_20_3">
      <style:text-properties officeooo:rsid="00b2402e"/>
    </style:style>
    <style:style style:name="P229" style:family="paragraph" style:parent-style-name="Heading_20_3">
      <style:text-properties officeooo:rsid="00aa9f2c" officeooo:paragraph-rsid="00aa9f2c"/>
    </style:style>
    <style:style style:name="P230" style:family="paragraph" style:parent-style-name="Heading_20_3">
      <style:text-properties officeooo:rsid="00655185" officeooo:paragraph-rsid="00655185"/>
    </style:style>
    <style:style style:name="P231" style:family="paragraph" style:parent-style-name="Heading_20_3">
      <style:text-properties officeooo:rsid="0065f9b2"/>
    </style:style>
    <style:style style:name="P232" style:family="paragraph" style:parent-style-name="Heading_20_3" style:list-style-name="">
      <style:text-properties officeooo:rsid="00e01f8a" officeooo:paragraph-rsid="00e01f8a"/>
    </style:style>
    <style:style style:name="P233" style:family="paragraph" style:parent-style-name="Heading_20_3">
      <style:text-properties officeooo:rsid="00693555" officeooo:paragraph-rsid="00693555"/>
    </style:style>
    <style:style style:name="P234" style:family="paragraph" style:parent-style-name="Heading_20_3">
      <style:text-properties officeooo:rsid="00e13af0" officeooo:paragraph-rsid="00e13af0"/>
    </style:style>
    <style:style style:name="P235" style:family="paragraph" style:parent-style-name="Heading_20_3">
      <style:text-properties officeooo:rsid="006b3769"/>
    </style:style>
    <style:style style:name="P236" style:family="paragraph" style:parent-style-name="Heading_20_3">
      <style:text-properties officeooo:rsid="00ba4a65" officeooo:paragraph-rsid="00ba4a65"/>
    </style:style>
    <style:style style:name="P237" style:family="paragraph" style:parent-style-name="Heading_20_3">
      <style:text-properties officeooo:rsid="00bee800" officeooo:paragraph-rsid="00bee800"/>
    </style:style>
    <style:style style:name="P238" style:family="paragraph" style:parent-style-name="Heading_20_3" style:list-style-name="">
      <style:text-properties officeooo:rsid="00901411" officeooo:paragraph-rsid="00901411"/>
    </style:style>
    <style:style style:name="P239" style:family="paragraph" style:parent-style-name="Heading_20_3">
      <style:text-properties officeooo:rsid="00830e01" officeooo:paragraph-rsid="00830e01"/>
    </style:style>
    <style:style style:name="P240" style:family="paragraph" style:parent-style-name="Heading_20_3">
      <style:text-properties officeooo:rsid="008552a4" officeooo:paragraph-rsid="008552a4"/>
    </style:style>
    <style:style style:name="P241" style:family="paragraph" style:parent-style-name="Heading_20_3">
      <style:text-properties officeooo:rsid="008bd238" officeooo:paragraph-rsid="008bd238"/>
    </style:style>
    <style:style style:name="P242" style:family="paragraph" style:parent-style-name="Heading_20_3">
      <style:text-properties officeooo:rsid="008e6c62" officeooo:paragraph-rsid="008e6c62"/>
    </style:style>
    <style:style style:name="P243" style:family="paragraph" style:parent-style-name="Heading_20_3">
      <style:text-properties officeooo:rsid="009f0e58" officeooo:paragraph-rsid="009f0e58"/>
    </style:style>
    <style:style style:name="P244" style:family="paragraph" style:parent-style-name="Heading_20_3">
      <style:text-properties officeooo:rsid="00a1648e" officeooo:paragraph-rsid="00a1648e"/>
    </style:style>
    <style:style style:name="P245" style:family="paragraph" style:parent-style-name="Heading_20_3">
      <style:text-properties officeooo:rsid="00a2e375" officeooo:paragraph-rsid="00a2e375"/>
    </style:style>
    <style:style style:name="P246" style:family="paragraph" style:parent-style-name="Heading_20_3">
      <style:text-properties officeooo:rsid="00a4e960" officeooo:paragraph-rsid="00a4e960"/>
    </style:style>
    <style:style style:name="P247" style:family="paragraph" style:parent-style-name="Heading_20_3">
      <style:text-properties officeooo:rsid="00d052dc" officeooo:paragraph-rsid="00d052dc"/>
    </style:style>
    <style:style style:name="P248" style:family="paragraph" style:parent-style-name="Heading_20_3">
      <style:text-properties officeooo:rsid="00d5228e" officeooo:paragraph-rsid="00d5228e"/>
    </style:style>
    <style:style style:name="P249" style:family="paragraph" style:parent-style-name="Heading_20_3">
      <style:text-properties officeooo:rsid="00d5c214" officeooo:paragraph-rsid="00d5c214"/>
    </style:style>
    <style:style style:name="P250" style:family="paragraph" style:parent-style-name="Heading_20_3">
      <style:text-properties officeooo:rsid="00d781d0" officeooo:paragraph-rsid="00d781d0"/>
    </style:style>
    <style:style style:name="P251" style:family="paragraph" style:parent-style-name="Heading_20_3">
      <style:text-properties officeooo:rsid="00d77829" officeooo:paragraph-rsid="00d77829"/>
    </style:style>
    <style:style style:name="P252" style:family="paragraph" style:parent-style-name="Heading_20_3">
      <style:text-properties officeooo:rsid="00dce7ba" officeooo:paragraph-rsid="00dce7ba"/>
    </style:style>
    <style:style style:name="P253" style:family="paragraph" style:parent-style-name="Heading_20_3">
      <style:text-properties officeooo:rsid="00e577e4" officeooo:paragraph-rsid="00e577e4"/>
    </style:style>
    <style:style style:name="P254" style:family="paragraph" style:parent-style-name="Heading_20_3">
      <style:text-properties officeooo:rsid="00ec4c35" officeooo:paragraph-rsid="00ec4c35"/>
    </style:style>
    <style:style style:name="P255" style:family="paragraph" style:parent-style-name="Heading_20_3">
      <style:text-properties officeooo:rsid="00eccd4f" officeooo:paragraph-rsid="00eccd4f"/>
    </style:style>
    <style:style style:name="P256" style:family="paragraph" style:parent-style-name="Heading_20_3">
      <style:paragraph-properties fo:break-before="page"/>
    </style:style>
    <style:style style:name="P257" style:family="paragraph" style:parent-style-name="Heading_20_3">
      <style:paragraph-properties fo:break-before="page"/>
      <style:text-properties officeooo:rsid="0053ad02" officeooo:paragraph-rsid="0053ad02"/>
    </style:style>
    <style:style style:name="P258" style:family="paragraph" style:parent-style-name="Heading_20_3">
      <style:paragraph-properties fo:break-before="page"/>
      <style:text-properties officeooo:rsid="00e01f8a" officeooo:paragraph-rsid="00e01f8a"/>
    </style:style>
    <style:style style:name="P259" style:family="paragraph" style:parent-style-name="Heading_20_3">
      <style:paragraph-properties fo:break-before="page"/>
      <style:text-properties officeooo:rsid="00901411" officeooo:paragraph-rsid="00901411"/>
    </style:style>
    <style:style style:name="P260" style:family="paragraph" style:parent-style-name="Heading_20_3">
      <style:paragraph-properties fo:break-before="page"/>
      <style:text-properties officeooo:rsid="00cdc40d" officeooo:paragraph-rsid="00cdc40d"/>
    </style:style>
    <style:style style:name="P261" style:family="paragraph" style:parent-style-name="Heading_20_3">
      <style:paragraph-properties fo:break-before="page"/>
      <style:text-properties officeooo:rsid="00d13c21" officeooo:paragraph-rsid="00d13c21"/>
    </style:style>
    <style:style style:name="P262" style:family="paragraph" style:parent-style-name="Heading_20_2">
      <style:text-properties officeooo:rsid="00aa181f" officeooo:paragraph-rsid="00aa181f"/>
    </style:style>
    <style:style style:name="P263" style:family="paragraph" style:parent-style-name="Heading_20_2">
      <style:text-properties officeooo:rsid="003892d3" officeooo:paragraph-rsid="003dca8f"/>
    </style:style>
    <style:style style:name="P264" style:family="paragraph" style:parent-style-name="Heading_20_2" style:list-style-name="">
      <style:text-properties officeooo:rsid="009e2b7a" officeooo:paragraph-rsid="009e2b7a"/>
    </style:style>
    <style:style style:name="P265" style:family="paragraph" style:parent-style-name="Heading_20_2">
      <style:paragraph-properties fo:break-before="page"/>
      <style:text-properties officeooo:rsid="004574fe" officeooo:paragraph-rsid="004574fe"/>
    </style:style>
    <style:style style:name="P266" style:family="paragraph" style:parent-style-name="Heading_20_2">
      <style:paragraph-properties fo:break-before="page"/>
      <style:text-properties officeooo:rsid="004e4358" officeooo:paragraph-rsid="004e4358"/>
    </style:style>
    <style:style style:name="P267" style:family="paragraph" style:parent-style-name="Heading_20_2">
      <style:paragraph-properties fo:break-before="page"/>
      <style:text-properties officeooo:rsid="00655185" officeooo:paragraph-rsid="00655185"/>
    </style:style>
    <style:style style:name="P268" style:family="paragraph" style:parent-style-name="Heading_20_2">
      <style:paragraph-properties fo:break-before="page"/>
      <style:text-properties officeooo:rsid="009e2b7a" officeooo:paragraph-rsid="009e2b7a"/>
    </style:style>
    <style:style style:name="P269" style:family="paragraph" style:parent-style-name="Heading_20_2">
      <style:paragraph-properties fo:break-before="page"/>
      <style:text-properties officeooo:rsid="00ca9cea" officeooo:paragraph-rsid="00ca9cea"/>
    </style:style>
    <style:style style:name="P270" style:family="paragraph" style:parent-style-name="Heading_20_2">
      <style:paragraph-properties fo:break-before="page"/>
      <style:text-properties officeooo:rsid="00d51d2c" officeooo:paragraph-rsid="00d51d2c"/>
    </style:style>
    <style:style style:name="P271" style:family="paragraph" style:parent-style-name="Heading_20_2">
      <style:paragraph-properties fo:break-before="page"/>
      <style:text-properties officeooo:rsid="00ec4c35" officeooo:paragraph-rsid="00ec4c35"/>
    </style:style>
    <style:style style:name="P272" style:family="paragraph" style:parent-style-name="Contents_20_1">
      <style:paragraph-properties>
        <style:tab-stops>
          <style:tab-stop style:position="6.9252in" style:type="right" style:leader-style="dotted" style:leader-text="."/>
        </style:tab-stops>
      </style:paragraph-properties>
    </style:style>
    <style:style style:name="P273" style:family="paragraph" style:parent-style-name="Contents_20_2">
      <style:paragraph-properties>
        <style:tab-stops>
          <style:tab-stop style:position="6.7283in" style:type="right" style:leader-style="dotted" style:leader-text="."/>
        </style:tab-stops>
      </style:paragraph-properties>
    </style:style>
    <style:style style:name="P274" style:family="paragraph" style:parent-style-name="Contents_20_3">
      <style:paragraph-properties>
        <style:tab-stops>
          <style:tab-stop style:position="6.5319in" style:type="right" style:leader-style="dotted" style:leader-text="."/>
        </style:tab-stops>
      </style:paragraph-properties>
    </style:style>
    <style:style style:name="P275" style:family="paragraph" style:parent-style-name="Table_20_Contents">
      <style:text-properties officeooo:rsid="00eccd4f" officeooo:paragraph-rsid="00eccd4f"/>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888371"/>
    </style:style>
    <style:style style:name="T36" style:family="text">
      <style:text-properties officeooo:rsid="00892386"/>
    </style:style>
    <style:style style:name="T37" style:family="text">
      <style:text-properties officeooo:rsid="008c9f3d"/>
    </style:style>
    <style:style style:name="T38" style:family="text">
      <style:text-properties officeooo:rsid="00919c04"/>
    </style:style>
    <style:style style:name="T39" style:family="text">
      <style:text-properties officeooo:rsid="0092c83e"/>
    </style:style>
    <style:style style:name="T40" style:family="text">
      <style:text-properties officeooo:rsid="00949a36"/>
    </style:style>
    <style:style style:name="T41" style:family="text">
      <style:text-properties officeooo:rsid="0097bdf9"/>
    </style:style>
    <style:style style:name="T42" style:family="text">
      <style:text-properties officeooo:rsid="009bdd19"/>
    </style:style>
    <style:style style:name="T43" style:family="text">
      <style:text-properties officeooo:rsid="009c661f"/>
    </style:style>
    <style:style style:name="T44" style:family="text">
      <style:text-properties officeooo:rsid="009f0e58"/>
    </style:style>
    <style:style style:name="T45" style:family="text">
      <style:text-properties officeooo:rsid="00b12f7c"/>
    </style:style>
    <style:style style:name="T46" style:family="text">
      <style:text-properties officeooo:rsid="00b1c22f"/>
    </style:style>
    <style:style style:name="T47" style:family="text">
      <style:text-properties officeooo:rsid="00bf503f"/>
    </style:style>
    <style:style style:name="T48" style:family="text">
      <style:text-properties officeooo:rsid="0054c911"/>
    </style:style>
    <style:style style:name="T49" style:family="text">
      <style:text-properties officeooo:rsid="00c408a3"/>
    </style:style>
    <style:style style:name="T50" style:family="text">
      <style:text-properties officeooo:rsid="00c4d0de"/>
    </style:style>
    <style:style style:name="T51" style:family="text">
      <style:text-properties officeooo:rsid="00c7461a"/>
    </style:style>
    <style:style style:name="T52" style:family="text">
      <style:text-properties officeooo:rsid="00c8a8d7"/>
    </style:style>
    <style:style style:name="T53" style:family="text">
      <style:text-properties officeooo:rsid="00cfc568"/>
    </style:style>
    <style:style style:name="T54" style:family="text">
      <style:text-properties officeooo:rsid="00d052dc"/>
    </style:style>
    <style:style style:name="T55" style:family="text">
      <style:text-properties officeooo:rsid="00d13c21"/>
    </style:style>
    <style:style style:name="T56" style:family="text">
      <style:text-properties officeooo:rsid="00d18a84"/>
    </style:style>
    <style:style style:name="T57" style:family="text">
      <style:text-properties officeooo:rsid="00d2b1a0"/>
    </style:style>
    <style:style style:name="T58" style:family="text">
      <style:text-properties officeooo:rsid="00d5228e"/>
    </style:style>
    <style:style style:name="T59" style:family="text">
      <style:text-properties officeooo:rsid="00d6d5ce"/>
    </style:style>
    <style:style style:name="T60" style:family="text">
      <style:text-properties officeooo:rsid="00655185"/>
    </style:style>
    <style:style style:name="T61" style:family="text">
      <style:text-properties officeooo:rsid="00da97f8"/>
    </style:style>
    <style:style style:name="T62" style:family="text">
      <style:text-properties officeooo:rsid="00dce7ba"/>
    </style:style>
    <style:style style:name="T63" style:family="text">
      <style:text-properties officeooo:rsid="00e13af0"/>
    </style:style>
    <style:style style:name="T64" style:family="text">
      <style:text-properties officeooo:rsid="00e3282e"/>
    </style:style>
    <style:style style:name="T65" style:family="text">
      <style:text-properties officeooo:rsid="00e51646"/>
    </style:style>
    <style:style style:name="T66" style:family="text">
      <style:text-properties officeooo:rsid="00e982cb"/>
    </style:style>
    <style:style style:name="T67" style:family="text">
      <style:text-properties officeooo:rsid="00eb45d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2"><text:a xlink:type="simple" xlink:href="#__RefHeading__1149_221192023" text:style-name="Index_20_Link" text:visited-style-name="Index_20_Link">About WebTools<text:tab/>3</text:a></text:p>
          <text:p text:style-name="P273"><text:a xlink:type="simple" xlink:href="#__RefHeading___Toc2871_114428507" text:style-name="Index_20_Link" text:visited-style-name="Index_20_Link">Functions<text:tab/>3</text:a></text:p>
          <text:p text:style-name="P273"><text:a xlink:type="simple" xlink:href="#__RefHeading__1973_2070553860" text:style-name="Index_20_Link" text:visited-style-name="Index_20_Link">Known Issues<text:tab/>3</text:a></text:p>
          <text:p text:style-name="P272"><text:a xlink:type="simple" xlink:href="#__RefHeading__131_1252382565" text:style-name="Index_20_Link" text:visited-style-name="Index_20_Link">About the REST API<text:tab/>4</text:a></text:p>
          <text:p text:style-name="P272"><text:a xlink:type="simple" xlink:href="#__RefHeading__133_1252382565" text:style-name="Index_20_Link" text:visited-style-name="Index_20_Link">Credits<text:tab/>4</text:a></text:p>
          <text:p text:style-name="P272"><text:a xlink:type="simple" xlink:href="#__RefHeading__135_1252382565" text:style-name="Index_20_Link" text:visited-style-name="Index_20_Link">License<text:tab/>4</text:a></text:p>
          <text:p text:style-name="P272"><text:a xlink:type="simple" xlink:href="#__RefHeading__107_1252382565" text:style-name="Index_20_Link" text:visited-style-name="Index_20_Link">Preword<text:tab/>4</text:a></text:p>
          <text:p text:style-name="P272"><text:a xlink:type="simple" xlink:href="#__RefHeading__129_1252382565" text:style-name="Index_20_Link" text:visited-style-name="Index_20_Link">Storage<text:tab/>4</text:a></text:p>
          <text:p text:style-name="P272"><text:a xlink:type="simple" xlink:href="#__RefHeading__2296_917900238" text:style-name="Index_20_Link" text:visited-style-name="Index_20_Link">Debug<text:tab/>5</text:a></text:p>
          <text:p text:style-name="P272"><text:a xlink:type="simple" xlink:href="#__RefHeading__137_1252382565" text:style-name="Index_20_Link" text:visited-style-name="Index_20_Link">REST API Usage<text:tab/>6</text:a></text:p>
          <text:p text:style-name="P273"><text:a xlink:type="simple" xlink:href="#__RefHeading__105_1252382565" text:style-name="Index_20_Link" text:visited-style-name="Index_20_Link">Get the Secret Info<text:tab/>6</text:a></text:p>
          <text:p text:style-name="P273"><text:a xlink:type="simple" xlink:href="#__RefHeading__1140_221192023" text:style-name="Index_20_Link" text:visited-style-name="Index_20_Link">Authentication<text:tab/>6</text:a></text:p>
          <text:p text:style-name="P274"><text:a xlink:type="simple" xlink:href="#__RefHeading__1142_221192023" text:style-name="Index_20_Link" text:visited-style-name="Index_20_Link">Local authentication<text:tab/>7</text:a></text:p>
          <text:p text:style-name="P274"><text:a xlink:type="simple" xlink:href="#__RefHeading__1144_221192023" text:style-name="Index_20_Link" text:visited-style-name="Index_20_Link">PlexTV authentication<text:tab/>7</text:a></text:p>
          <text:p text:style-name="P274"><text:a xlink:type="simple" xlink:href="#__RefHeading__1376_360856256" text:style-name="Index_20_Link" text:visited-style-name="Index_20_Link">Logout<text:tab/>7</text:a></text:p>
          <text:p text:style-name="P273"><text:a xlink:type="simple" xlink:href="#__RefHeading__1241_372334599" text:style-name="Index_20_Link" text:visited-style-name="Index_20_Link">Logs Module<text:tab/>8</text:a></text:p>
          <text:p text:style-name="P274"><text:a xlink:type="simple" xlink:href="#__RefHeading__1243_372334599" text:style-name="Index_20_Link" text:visited-style-name="Index_20_Link">Listing<text:tab/>8</text:a></text:p>
          <text:p text:style-name="P274"><text:a xlink:type="simple" xlink:href="#__RefHeading__1245_372334599" text:style-name="Index_20_Link" text:visited-style-name="Index_20_Link">Show<text:tab/>8</text:a></text:p>
          <text:p text:style-name="P274"><text:a xlink:type="simple" xlink:href="#__RefHeading__1247_372334599" text:style-name="Index_20_Link" text:visited-style-name="Index_20_Link">Download<text:tab/>9</text:a></text:p>
          <text:p text:style-name="P274"><text:a xlink:type="simple" xlink:href="#__RefHeading__1249_372334599" text:style-name="Index_20_Link" text:visited-style-name="Index_20_Link">Download entire log directory as a zip<text:tab/>9</text:a></text:p>
          <text:p text:style-name="P274"><text:a xlink:type="simple" xlink:href="#__RefHeading__3155_2138859710" text:style-name="Index_20_Link" text:visited-style-name="Index_20_Link">Entry<text:tab/>9</text:a></text:p>
          <text:p text:style-name="P273"><text:a xlink:type="simple" xlink:href="#__RefHeading__1515_815698088" text:style-name="Index_20_Link" text:visited-style-name="Index_20_Link">Git module<text:tab/>10</text:a></text:p>
          <text:p text:style-name="P274"><text:a xlink:type="simple" xlink:href="#__RefHeading__1588_77275171" text:style-name="Index_20_Link" text:visited-style-name="Index_20_Link">updateUASCache<text:tab/>10</text:a></text:p>
          <text:p text:style-name="P274"><text:a xlink:type="simple" xlink:href="#__RefHeading__3157_2138859710" text:style-name="Index_20_Link" text:visited-style-name="Index_20_Link">uasTypes<text:tab/>10</text:a></text:p>
          <text:p text:style-name="P274"><text:a xlink:type="simple" xlink:href="#__RefHeading__1554_1607384461" text:style-name="Index_20_Link" text:visited-style-name="Index_20_Link">Install/Update<text:tab/>11</text:a></text:p>
          <text:p text:style-name="P274"><text:a xlink:type="simple" xlink:href="#__RefHeading__1556_1607384461" text:style-name="Index_20_Link" text:visited-style-name="Index_20_Link">List<text:tab/>12</text:a></text:p>
          <text:p text:style-name="P274"><text:a xlink:type="simple" xlink:href="#__RefHeading__1559_1607384461" text:style-name="Index_20_Link" text:visited-style-name="Index_20_Link">GetLastUpdateTime<text:tab/>13</text:a></text:p>
          <text:p text:style-name="P274"><text:a xlink:type="simple" xlink:href="#__RefHeading__1561_1607384461" text:style-name="Index_20_Link" text:visited-style-name="Index_20_Link">GetListofBundles<text:tab/>14</text:a></text:p>
          <text:p text:style-name="P274"><text:a xlink:type="simple" xlink:href="#__RefHeading__1566_1607384461" text:style-name="Index_20_Link" text:visited-style-name="Index_20_Link">GetReleaseInfo<text:tab/>14</text:a></text:p>
          <text:p text:style-name="P274"><text:a xlink:type="simple" xlink:href="#__RefHeading__2262_1665849192" text:style-name="Index_20_Link" text:visited-style-name="Index_20_Link">WTUpgrade<text:tab/>16</text:a></text:p>
          <text:p text:style-name="P274"><text:a xlink:type="simple" xlink:href="#__RefHeading__2016_749924090" text:style-name="Index_20_Link" text:visited-style-name="Index_20_Link">Migrate<text:tab/>16</text:a></text:p>
          <text:p text:style-name="P274"><text:a xlink:type="simple" xlink:href="#__RefHeading__1974_1782240133" text:style-name="Index_20_Link" text:visited-style-name="Index_20_Link">getUpdateList<text:tab/>17</text:a></text:p>
          <text:p text:style-name="P273"><text:a xlink:type="simple" xlink:href="#__RefHeading__1760_1533813955" text:style-name="Index_20_Link" text:visited-style-name="Index_20_Link">PMS Module<text:tab/>19</text:a></text:p>
          <text:p text:style-name="P274"><text:a xlink:type="simple" xlink:href="#__RefHeading__2139_1826244723" text:style-name="Index_20_Link" text:visited-style-name="Index_20_Link">getAllBundleInfo<text:tab/>19</text:a></text:p>
          <text:p text:style-name="P274"><text:a xlink:type="simple" xlink:href="#__RefHeading__1975_2070553860" text:style-name="Index_20_Link" text:visited-style-name="Index_20_Link">delBundle<text:tab/>19</text:a></text:p>
          <text:p text:style-name="P274"><text:a xlink:type="simple" xlink:href="#__RefHeading__1762_1533813955" text:style-name="Index_20_Link" text:visited-style-name="Index_20_Link">getSectionList<text:tab/>20</text:a></text:p>
          <text:p text:style-name="P274"><text:a xlink:type="simple" xlink:href="#__RefHeading__1766_1533813955" text:style-name="Index_20_Link" text:visited-style-name="Index_20_Link">getSectionSize<text:tab/>20</text:a></text:p>
          <text:p text:style-name="P274"><text:a xlink:type="simple" xlink:href="#__RefHeading___Toc2729_442273066" text:style-name="Index_20_Link" text:visited-style-name="Index_20_Link">getSectionLetterList<text:tab/>21</text:a></text:p>
          <text:p text:style-name="P274"><text:a xlink:type="simple" xlink:href="#__RefHeading__1768_1533813955" text:style-name="Index_20_Link" text:visited-style-name="Index_20_Link">getSection<text:tab/>22</text:a></text:p>
          <text:p text:style-name="P274"><text:a xlink:type="simple" xlink:href="#__RefHeading___Toc2825_1597515536" text:style-name="Index_20_Link" text:visited-style-name="Index_20_Link">getSectionByLetter<text:tab/>23</text:a></text:p>
          <text:p text:style-name="P274"><text:a xlink:type="simple" xlink:href="#__RefHeading__1771_1533813955" text:style-name="Index_20_Link" text:visited-style-name="Index_20_Link">getSubtitles<text:tab/>23</text:a></text:p>
          <text:p text:style-name="P274"><text:soft-page-break/><text:a xlink:type="simple" xlink:href="#__RefHeading__2186_76401599" text:style-name="Index_20_Link" text:visited-style-name="Index_20_Link">getParts<text:tab/>24</text:a></text:p>
          <text:p text:style-name="P274"><text:a xlink:type="simple" xlink:href="#__RefHeading__2188_76401599" text:style-name="Index_20_Link" text:visited-style-name="Index_20_Link">uploadFile<text:tab/>24</text:a></text:p>
          <text:p text:style-name="P274"><text:a xlink:type="simple" xlink:href="#__RefHeading__1776_1533813955" text:style-name="Index_20_Link" text:visited-style-name="Index_20_Link">showSubtitle<text:tab/>25</text:a></text:p>
          <text:p text:style-name="P274"><text:a xlink:type="simple" xlink:href="#__RefHeading__1755_533919714" text:style-name="Index_20_Link" text:visited-style-name="Index_20_Link">Delete Subtitle<text:tab/>26</text:a></text:p>
          <text:p text:style-name="P274"><text:a xlink:type="simple" xlink:href="#__RefHeading__1731_533919714" text:style-name="Index_20_Link" text:visited-style-name="Index_20_Link">TV-Show Size<text:tab/>26</text:a></text:p>
          <text:p text:style-name="P274"><text:a xlink:type="simple" xlink:href="#__RefHeading__1735_533919714" text:style-name="Index_20_Link" text:visited-style-name="Index_20_Link">TV-Show Contents<text:tab/>27</text:a></text:p>
          <text:p text:style-name="P274"><text:a xlink:type="simple" xlink:href="#__RefHeading__1742_533919714" text:style-name="Index_20_Link" text:visited-style-name="Index_20_Link">TV-Shows Seasons<text:tab/>27</text:a></text:p>
          <text:p text:style-name="P274"><text:a xlink:type="simple" xlink:href="#__RefHeading__1747_533919714" text:style-name="Index_20_Link" text:visited-style-name="Index_20_Link">TV-Shows Season<text:tab/>28</text:a></text:p>
          <text:p text:style-name="P273"><text:a xlink:type="simple" xlink:href="#__RefHeading__1842_1969542338" text:style-name="Index_20_Link" text:visited-style-name="Index_20_Link">Settings Module<text:tab/>30</text:a></text:p>
          <text:p text:style-name="P274"><text:a xlink:type="simple" xlink:href="#__RefHeading__1844_1969542338" text:style-name="Index_20_Link" text:visited-style-name="Index_20_Link">getSettings<text:tab/>30</text:a></text:p>
          <text:p text:style-name="P274"><text:a xlink:type="simple" xlink:href="#__RefHeading__1847_1969542338" text:style-name="Index_20_Link" text:visited-style-name="Index_20_Link">getSetting<text:tab/>30</text:a></text:p>
          <text:p text:style-name="P274"><text:a xlink:type="simple" xlink:href="#__RefHeading__1849_1969542338" text:style-name="Index_20_Link" text:visited-style-name="Index_20_Link">putSetting<text:tab/>31</text:a></text:p>
          <text:p text:style-name="P274"><text:a xlink:type="simple" xlink:href="#__RefHeading__1966_1323427390" text:style-name="Index_20_Link" text:visited-style-name="Index_20_Link">Change Password<text:tab/>31</text:a></text:p>
          <text:p text:style-name="P273"><text:a xlink:type="simple" xlink:href="#__RefHeading___Toc2339_2133117721" text:style-name="Index_20_Link" text:visited-style-name="Index_20_Link">Language module<text:tab/>32</text:a></text:p>
          <text:p text:style-name="P274"><text:a xlink:type="simple" xlink:href="#__RefHeading___Toc2341_2133117721" text:style-name="Index_20_Link" text:visited-style-name="Index_20_Link">getCountryCodes<text:tab/>32</text:a></text:p>
          <text:p text:style-name="P274"><text:a xlink:type="simple" xlink:href="#__RefHeading___Toc2343_2133117721" text:style-name="Index_20_Link" text:visited-style-name="Index_20_Link">getMatch<text:tab/>32</text:a></text:p>
          <text:p text:style-name="P274"><text:a xlink:type="simple" xlink:href="#__RefHeading___Toc2345_2133117721" text:style-name="Index_20_Link" text:visited-style-name="Index_20_Link">getLangCodeList<text:tab/>33</text:a></text:p>
          <text:p text:style-name="P274"><text:a xlink:type="simple" xlink:href="#__RefHeading___Toc2349_2133117721" text:style-name="Index_20_Link" text:visited-style-name="Index_20_Link">getCodeLangList<text:tab/>34</text:a></text:p>
          <text:p text:style-name="P274"><text:a xlink:type="simple" xlink:href="#__RefHeading___Toc2466_1859005996" text:style-name="Index_20_Link" text:visited-style-name="Index_20_Link">getLangCode3List<text:tab/>35</text:a></text:p>
          <text:p text:style-name="P274"><text:a xlink:type="simple" xlink:href="#__RefHeading___Toc2468_1859005996" text:style-name="Index_20_Link" text:visited-style-name="Index_20_Link">get3CodeLangList<text:tab/>36</text:a></text:p>
          <text:p text:style-name="P273"><text:a xlink:type="simple" xlink:href="#__RefHeading___Toc2542_1405327357" text:style-name="Index_20_Link" text:visited-style-name="Index_20_Link">findMedia Module<text:tab/>37</text:a></text:p>
          <text:p text:style-name="P274"><text:a xlink:type="simple" xlink:href="#__RefHeading___Toc2544_1405327357" text:style-name="Index_20_Link" text:visited-style-name="Index_20_Link">getSettings<text:tab/>37</text:a></text:p>
          <text:p text:style-name="P274"><text:a xlink:type="simple" xlink:href="#__RefHeading___Toc2546_1405327357" text:style-name="Index_20_Link" text:visited-style-name="Index_20_Link">setSettings<text:tab/>37</text:a></text:p>
          <text:p text:style-name="P274"><text:a xlink:type="simple" xlink:href="#__RefHeading___Toc2548_1405327357" text:style-name="Index_20_Link" text:visited-style-name="Index_20_Link">resetSettings<text:tab/>38</text:a></text:p>
          <text:p text:style-name="P274"><text:a xlink:type="simple" xlink:href="#__RefHeading___Toc2551_1405327357" text:style-name="Index_20_Link" text:visited-style-name="Index_20_Link">getSectionList<text:tab/>38</text:a></text:p>
          <text:p text:style-name="P274"><text:a xlink:type="simple" xlink:href="#__RefHeading___Toc2553_1405327357" text:style-name="Index_20_Link" text:visited-style-name="Index_20_Link">scanSection<text:tab/>38</text:a></text:p>
          <text:p text:style-name="P274"><text:a xlink:type="simple" xlink:href="#__RefHeading___Toc2556_1405327357" text:style-name="Index_20_Link" text:visited-style-name="Index_20_Link">getStatus<text:tab/>38</text:a></text:p>
          <text:p text:style-name="P274"><text:a xlink:type="simple" xlink:href="#__RefHeading___Toc2558_1405327357" text:style-name="Index_20_Link" text:visited-style-name="Index_20_Link">getResult<text:tab/>39</text:a></text:p>
          <text:p text:style-name="P274"><text:a xlink:type="simple" xlink:href="#__RefHeading___Toc2851_1566646810" text:style-name="Index_20_Link" text:visited-style-name="Index_20_Link">Abort<text:tab/>39</text:a></text:p>
          <text:p text:style-name="P273"><text:a xlink:type="simple" xlink:href="#__RefHeading___Toc2891_1866656145" text:style-name="Index_20_Link" text:visited-style-name="Index_20_Link">wt Module<text:tab/>40</text:a></text:p>
          <text:p text:style-name="P274"><text:a xlink:type="simple" xlink:href="#__RefHeading___Toc2893_1866656145" text:style-name="Index_20_Link" text:visited-style-name="Index_20_Link">getCSS<text:tab/>40</text:a></text:p>
          <text:p text:style-name="P274"><text:a xlink:type="simple" xlink:href="#__RefHeading___Toc2939_1803620939" text:style-name="Index_20_Link" text:visited-style-name="Index_20_Link">reset<text:tab/>40</text:a></text:p>
        </text:index-body>
      </text:table-of-content>
      <text:p text:style-name="P1"/>
      <text:h text:style-name="P200" text:outline-level="1"/>
      <text:h text:style-name="P206"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10">Currently, the backend REST API contains the following main functions:</text:p>
      <text:list xml:id="list7237743243115367169" text:style-name="L1">
        <text:list-item>
          <text:p text:style-name="P186">Logs</text:p>
          <text:list>
            <text:list-item>
              <text:p text:style-name="P186">This module allows management and downloads of log files</text:p>
            </text:list-item>
          </text:list>
        </text:list-item>
        <text:list-item>
          <text:p text:style-name="P186">Subtitles</text:p>
          <text:list>
            <text:list-item>
              <text:p text:style-name="P186">Subtitles can be manipulated via the combo of the PMS and the Language module</text:p>
            </text:list-item>
          </text:list>
        </text:list-item>
        <text:list-item>
          <text:p text:style-name="P186">UAS2</text:p>
          <text:list>
            <text:list-item>
              <text:p text:style-name="P186">UAS2 is mostly handled by the GIT module</text:p>
            </text:list-item>
          </text:list>
        </text:list-item>
        <text:list-item>
          <text:p text:style-name="P186">FindMedia</text:p>
          <text:list>
            <text:list-item>
              <text:p text:style-name="P186">FindMedia function is handled by the combo of FindMedia and PMS modules</text:p>
            </text:list-item>
          </text:list>
        </text:list-item>
      </text:list>
      <text:h text:style-name="P262"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text:span text:style-name="T56">on some platforms</text:span>, and <text:span text:style-name="T56">the</text:span> PMS restart is sadly needed.</text:p>
      <text:p text:style-name="P73">Settings will however be saved, <text:span text:style-name="T56">and work after that.</text:span></text:p>
      <text:h text:style-name="P201" text:outline-level="1"/>
      <text:h text:style-name="P207"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202" text:outline-level="1"><text:bookmark-start text:name="__RefHeading__133_1252382565"/>Credits<text:bookmark-end text:name="__RefHeading__133_1252382565"/></text:h>
      <text:p text:style-name="P13">WebTools.bundle was made by the following Plex community members:</text:p>
      <text:list xml:id="list4532632141522961843" text:style-name="L2">
        <text:list-item>
          <text:p text:style-name="P187">Dagalufth <text:span text:style-name="T39">(Frontend)</text:span></text:p>
        </text:list-item>
        <text:list-item>
          <text:p text:style-name="P188">dane22 <text:span text:style-name="T39">(Backend)</text:span></text:p>
        </text:list-item>
        <text:list-item>
          <text:p text:style-name="P189">mikedm139 on GitHub (The original author of UAS)</text:p>
          <text:p text:style-name="P190"/>
        </text:list-item>
      </text:list>
      <text:h text:style-name="P202"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5219794794993657340" text:style-name="L3">
        <text:list-item>
          <text:p text:style-name="P194">If any part of this bundle is used any where else, then a reference to this must be made visible within a license document</text:p>
        </text:list-item>
        <text:list-item>
          <text:p text:style-name="P194">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194"><text:span text:style-name="T6">Any updates to this document. </text:span><text:span text:style-name="T1">MUST</text:span><text:span text:style-name="T6"> be issued as a Pull Request against GIT of WebTools.bundle</text:span></text:p>
        </text:list-item>
        <text:list-item>
          <text:p text:style-name="P194"><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203"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204" text:outline-level="1"><text:bookmark-start text:name="__RefHeading__2296_917900238"/><text:soft-page-break/>Debug<text:bookmark-end text:name="__RefHeading__2296_917900238"/></text:h>
      <text:p text:style-name="P85">If a file named “debug” exist in the WebTools.bundle <text:span text:style-name="T57">root </text:span>directory, authentication is disabled.</text:p>
      <text:p text:style-name="P85">This means, that if you use the login page, that you can login with every user/pwd combo</text:p>
      <text:p text:style-name="P85">If debugging via Postman, then first call will fail, but repeated calls will work. (First call will set the authentication cookie)</text:p>
      <text:p text:style-name="P97">The title shown on the GUI will reflect, that we are in debug mode, as well as this will be logged in the WebTools log file</text:p>
      <text:p text:style-name="P85"/>
      <text:h text:style-name="P208" text:outline-level="1"><text:bookmark-start text:name="__RefHeading__137_1252382565"/>REST API <text:span text:style-name="T66">Usage</text:span><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39">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9">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63"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68">/<text:span text:style-name="T49">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209"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1">server </text:span>owner, we'll return 403</text:p>
      <text:p text:style-name="P67">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210"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55">/logout</text:p>
          </table:table-cell>
        </table:table-row>
      </table:table>
      <text:p text:style-name="P37"/>
      <text:h text:style-name="P211" text:outline-level="3"/>
      <text:h text:style-name="P199" text:outline-level="1"><text:bookmark-start text:name="__RefHeading__587_841205411"/><text:bookmark-end text:name="__RefHeading__587_841205411"/></text:h>
      <text:h text:style-name="P213" text:outline-level="3"/>
      <text:p text:style-name="P17"/>
      <text:h text:style-name="P205" text:outline-level="1"/>
      <text:h text:style-name="P265" text:outline-level="2"><text:bookmark-start text:name="__RefHeading__1241_372334599"/>Logs <text:span text:style-name="T33">Module</text:span><text:bookmark-end text:name="__RefHeading__1241_372334599"/></text:h>
      <text:p text:style-name="P36">The REST API also gives you access to the PMS logfiles, and provide <text:span text:style-name="T65">4</text:span> different <text:span text:style-name="T30">methods</text:span> that can be used from an http front-end</text:p>
      <text:h text:style-name="P214"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16"><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14">[</text:p>
            <text:p text:style-name="P114"><text:s text:c="4"/>"Plex Media Server.log",</text:p>
            <text:p text:style-name="P114"><text:s text:c="4"/>"Plex Media Server.log.1",</text:p>
            <text:p text:style-name="P114"><text:s text:c="4"/>"Plex Media Server.log.2",</text:p>
            <text:p text:style-name="P114"><text:s text:c="4"/>"com.plexapp.plugins.WebTools.log",</text:p>
            <text:p text:style-name="P114"><text:s text:c="4"/>"com.plexapp.plugins.WebTools.log.1",</text:p>
            <text:p text:style-name="P114"><text:s text:c="4"/>"com.plexapp.plugins.WebTools.log.2",</text:p>
            <text:p text:style-name="P114"><text:s text:c="4"/>"com.plexapp.plugins.WebTools.log.3",</text:p>
            <text:p text:style-name="P114"><text:s text:c="4"/>"com.plexapp.plugins.WebTools.log.4",</text:p>
            <text:p text:style-name="P114"><text:s text:c="4"/>"com.plexapp.plugins.WebTools.log.5",</text:p>
            <text:p text:style-name="P114"><text:s text:c="4"/>"com.plexapp.system.log",</text:p>
            <text:p text:style-name="P114"><text:s text:c="4"/>"com.plexapp.system.log.1",</text:p>
            <text:p text:style-name="P114"><text:s text:c="4"/>"com.plexapp.system.log.2"</text:p>
            <text:p text:style-name="P114">]</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34">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214"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21">/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21">/webtools2?module=logs&amp;function=show&amp;fileName=Plex%20Media%20Server.log</text:p>
          </table:table-cell>
        </table:table-row>
      </table:table>
      <text:p text:style-name="P21"/>
      <text:h text:style-name="P215"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22">/webtools2?module=logs&amp;function=download&amp;fileName=com.plexapp.plugins.WebTools.log.1</text:p>
          </table:table-cell>
        </table:table-row>
      </table:table>
      <text:p text:style-name="P18"/>
      <text:p text:style-name="P18">As with above, remember to replace space with %20</text:p>
      <text:h text:style-name="P216"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22">/webtools2?module=logs&amp;function=download</text:p>
          </table:table-cell>
        </table:table-row>
      </table:table>
      <text:p text:style-name="P19"/>
      <text:h text:style-name="P219" text:outline-level="3"><text:bookmark-start text:name="__RefHeading__3155_2138859710"/>Entry<text:bookmark-end text:name="__RefHeading__3155_2138859710"/></text:h>
      <text:p text:style-name="P55">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33">/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33">/webtools2?module=logs&amp;function=entry&amp;text="hello my friend"</text:p>
          </table:table-cell>
        </table:table-row>
      </table:table>
      <text:p text:style-name="P23"/>
      <text:p text:style-name="P55">All above calls will return a 200 if okay, <text:span text:style-name="T45">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33">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33">2015-12-10 22:41:18,562 (-b7c9470) : <text:s/>DEBUG (logs:58) - FrontEnd: "hello my friend"</text:p>
          </table:table-cell>
        </table:table-row>
      </table:table>
      <text:p text:style-name="P39"/>
      <text:h text:style-name="P266"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4">Before doing any thing with the Git Module related to the UAS, you <text:span text:style-name="T1">must</text:span><text:span text:style-name="T6"> update the cache first</text:span></text:p>
      <text:p text:style-name="P54"><text:span text:style-name="T6">See updateUASCache </text:span><text:span text:style-name="T10">below</text:span></text:p>
      <text:h text:style-name="P217"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31">/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31">/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32">/webtools2?module=git&amp;function=updateUASCache<text:span text:style-name="T50">[&amp;debug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debugForce=true, and case sensitive, UASCache will be forced updated</text:p>
      <text:h text:style-name="P220"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35">/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65">{</text:p>
            <text:p text:style-name="P165"><text:s text:c="4"/>"Metadata Agent": {</text:p>
            <text:p text:style-name="P165"><text:s text:c="8"/>"total": 9,</text:p>
            <text:p text:style-name="P165"><text:s text:c="8"/>"installed": 0</text:p>
            <text:p text:style-name="P165"><text:s text:c="4"/>},</text:p>
            <text:p text:style-name="P165"><text:s text:c="4"/>"Pictures": {</text:p>
            <text:p text:style-name="P165"><text:s text:c="8"/>"total": 3,</text:p>
            <text:p text:style-name="P165"><text:s text:c="8"/>"installed": 0</text:p>
            <text:p text:style-name="P165"><text:soft-page-break/><text:s text:c="4"/>},</text:p>
            <text:p text:style-name="P165"><text:s text:c="4"/>"Agent": {</text:p>
            <text:p text:style-name="P165"><text:s text:c="8"/>"total": 4,</text:p>
            <text:p text:style-name="P165"><text:s text:c="8"/>"installed": 0</text:p>
            <text:p text:style-name="P165"><text:s text:c="4"/>},</text:p>
            <text:p text:style-name="P165"><text:s text:c="4"/>"Application": {</text:p>
            <text:p text:style-name="P165"><text:s text:c="8"/>"total": 9,</text:p>
            <text:p text:style-name="P165"><text:s text:c="8"/>"installed": 1</text:p>
            <text:p text:style-name="P165"><text:s text:c="4"/>},</text:p>
            <text:p text:style-name="P165"><text:s text:c="4"/>"Music": {</text:p>
            <text:p text:style-name="P165"><text:s text:c="8"/>"total": 6,</text:p>
            <text:p text:style-name="P165"><text:s text:c="8"/>"installed": 0</text:p>
            <text:p text:style-name="P165"><text:s text:c="4"/>},</text:p>
            <text:p text:style-name="P165"><text:s text:c="4"/>"Adult": {</text:p>
            <text:p text:style-name="P165"><text:s text:c="8"/>"total": 10,</text:p>
            <text:p text:style-name="P165"><text:s text:c="8"/>"installed": 0</text:p>
            <text:p text:style-name="P165"><text:s text:c="4"/>},</text:p>
            <text:p text:style-name="P165"><text:s text:c="4"/>"Social": {</text:p>
            <text:p text:style-name="P165"><text:s text:c="8"/>"total": 1,</text:p>
            <text:p text:style-name="P165"><text:s text:c="8"/>"installed": 0</text:p>
            <text:p text:style-name="P165"><text:s text:c="4"/>},</text:p>
            <text:p text:style-name="P165"><text:s text:c="4"/>"Video": {</text:p>
            <text:p text:style-name="P165"><text:s text:c="8"/>"total": 69,</text:p>
            <text:p text:style-name="P165"><text:s text:c="8"/>"installed": 0</text:p>
            <text:p text:style-name="P165"><text:s text:c="4"/>},</text:p>
            <text:p text:style-name="P165"><text:s text:c="4"/>"Subtitles": {</text:p>
            <text:p text:style-name="P165"><text:s text:c="8"/>"total": 4,</text:p>
            <text:p text:style-name="P165"><text:s text:c="8"/>"installed": 0</text:p>
            <text:p text:style-name="P165"><text:s text:c="4"/>}</text:p>
            <text:p text:style-name="P165">}</text:p>
          </table:table-cell>
        </table:table-row>
      </table:table>
      <text:p text:style-name="P58"/>
      <text:h text:style-name="P221"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15"><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7142110044211070604" text:style-name="L4">
        <text:list-item>
          <text:p text:style-name="P195">module=<text:span text:style-name="T47">git</text:span></text:p>
          <text:list>
            <text:list-item>
              <text:p text:style-name="P195">means the main module here is the install module</text:p>
            </text:list-item>
          </text:list>
        </text:list-item>
        <text:list-item>
          <text:p text:style-name="P195">function=getGit</text:p>
          <text:list>
            <text:list-item>
              <text:p text:style-name="P195">means that we wants to grap a git based channels</text:p>
            </text:list-item>
          </text:list>
        </text:list-item>
        <text:list-item>
          <text:p text:style-name="P195">url=&lt;some url&gt;</text:p>
          <text:list>
            <text:list-item>
              <text:p text:style-name="P195"><text:soft-page-break/>This is the url of the git, as taken in above example</text:p>
            </text:list-item>
          </text:list>
        </text:list-item>
      </text:list>
      <text:h text:style-name="P222"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17">/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58">{</text:p>
            <text:p text:style-name="P158"><text:s text:c="4"/>"https://github.com/ukdtom/DevTools.bundle": {</text:p>
            <text:p text:style-name="P158"><text:s text:c="8"/>"description": "Helper for 3.Party tools",</text:p>
            <text:p text:style-name="P158"><text:s text:c="8"/>"title": "DevTools",</text:p>
            <text:p text:style-name="P158"><text:s text:c="8"/>"bundle": "DevTools.bundle",</text:p>
            <text:p text:style-name="P158"><text:s text:c="8"/>"branch": "master",</text:p>
            <text:p text:style-name="P158"><text:s text:c="8"/>"date": "2015-12-20 13:59:08",</text:p>
            <text:p text:style-name="P158"><text:s text:c="8"/>"identifier": "com.plexapp.plugins.DevTools",</text:p>
            <text:p text:style-name="P158"><text:s text:c="8"/>"type": [</text:p>
            <text:p text:style-name="P158"><text:s text:c="12"/>"Agent"</text:p>
            <text:p text:style-name="P158"><text:s text:c="8"/>],</text:p>
            <text:p text:style-name="P158"><text:s text:c="8"/>"icon": "DevTools.png"</text:p>
            <text:p text:style-name="P158"><text:s text:c="4"/>}</text:p>
          </table:table-cell>
        </table:table-row>
      </table:table>
      <text:p text:style-name="P42"/>
      <text:p text:style-name="P76">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58">{</text:p>
            <text:p text:style-name="P158"><text:s text:c="4"/>"https://github.com/ukdtom/DevTools.bundle": {</text:p>
            <text:p text:style-name="P158"><text:s text:c="8"/>"description": "Helper for 3.Party tools",</text:p>
            <text:p text:style-name="P158"><text:s text:c="8"/>"title": "DevTools",</text:p>
            <text:p text:style-name="P158"><text:s text:c="8"/>"bundle": "DevTools.bundle",</text:p>
            <text:p text:style-name="P158"><text:s text:c="8"/>"branch": "master",</text:p>
            <text:p text:style-name="P158"><text:s text:c="8"/>"date": "2015-12-20 13:59:08",</text:p>
            <text:p text:style-name="P158"><text:s text:c="8"/>"identifier": "com.plexapp.plugins.DevTools",</text:p>
            <text:p text:style-name="P158"><text:s text:c="8"/>"type": [</text:p>
            <text:p text:style-name="P158"><text:s text:c="12"/>"Agent"</text:p>
            <text:p text:style-name="P158"><text:s text:c="8"/>],</text:p>
            <text:p text:style-name="P158"><text:s text:c="8"/>"icon": "DevTools.png"</text:p>
            <text:p text:style-name="P158"><text:s text:c="4"/>},</text:p>
            <text:p text:style-name="P158"><text:s text:c="4"/>"com.plexapp.plugins.findUnmatch": {</text:p>
            <text:p text:style-name="P158"><text:s text:c="8"/>"description": "",</text:p>
            <text:p text:style-name="P158"><text:soft-page-break/><text:s text:c="8"/>"title": "Plex-FindUnmatched",</text:p>
            <text:p text:style-name="P158"><text:s text:c="8"/>"bundle": "Plex-FindUnmatched.bundle",</text:p>
            <text:p text:style-name="P158"><text:s text:c="8"/>"branch": "",</text:p>
            <text:p text:style-name="P158"><text:s text:c="8"/>"date": "2015-12-20 14:05:53",</text:p>
            <text:p text:style-name="P158"><text:s text:c="8"/>"identifier": "com.plexapp.plugins.findUnmatch",</text:p>
            <text:p text:style-name="P158"><text:s text:c="8"/>"type": [],</text:p>
            <text:p text:style-name="P158"><text:s text:c="8"/>"icon": ""</text:p>
            <text:p text:style-name="P158"><text:s text:c="4"/>}</text:p>
          </table:table-cell>
        </table:table-row>
      </table:table>
      <text:p text:style-name="P26"/>
      <text:h text:style-name="P223"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18">/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18">/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18">2015-11-28 10:25:33</text:p>
          </table:table-cell>
        </table:table-row>
      </table:table>
      <text:p text:style-name="P43"/>
      <text:h text:style-name="P224" text:outline-level="3"/>
      <text:h text:style-name="P257"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19">/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56">{</text:p>
            <text:p text:style-name="P156"><text:s text:c="4"/>"https://github.com/papalozarou/HDStreaming.bundle": {</text:p>
            <text:p text:style-name="P156"><text:s text:c="8"/>"description": "Watch streams from the HD Streaming website",</text:p>
            <text:p text:style-name="P156"><text:s text:c="8"/>"title": "HD Streaming",</text:p>
            <text:p text:style-name="P156"><text:s text:c="8"/>"bundle": "HDStreaming.bundle",</text:p>
            <text:p text:style-name="P156"><text:s text:c="8"/>"branch": "master",</text:p>
            <text:p text:style-name="P156"><text:s text:c="8"/>"identifier": "com.plexapp.plugins.hdstreaming",</text:p>
            <text:p text:style-name="P156"><text:s text:c="8"/>"type": [</text:p>
            <text:p text:style-name="P156"><text:s text:c="12"/>"Video"</text:p>
            <text:p text:style-name="P156"><text:s text:c="8"/>],</text:p>
            <text:p text:style-name="P156"><text:s text:c="8"/>"icon": "hdstreaming-icon.png"</text:p>
            <text:p text:style-name="P156"><text:s text:c="4"/>},</text:p>
            <text:p text:style-name="P156"><text:s text:c="4"/>"https://github.com/realriot/PLinkTV.bundle": {</text:p>
            <text:p text:style-name="P156"><text:s text:c="8"/>"description": "Build your own VOD service by hosting the media at any cloud service.",</text:p>
            <text:p text:style-name="P156"><text:s text:c="8"/>"title": "PLinkTV - Plex Link TV",</text:p>
            <text:p text:style-name="P156"><text:s text:c="8"/>"bundle": "PLinkTV.bundle",</text:p>
            <text:p text:style-name="P156"><text:s text:c="8"/>"branch": "master",</text:p>
            <text:p text:style-name="P156"><text:s text:c="8"/>"identifier": "com.plexapp.plugins.plinktv",</text:p>
            <text:p text:style-name="P156"><text:s text:c="8"/>"type": [</text:p>
            <text:p text:style-name="P156"><text:s text:c="12"/>"Video"</text:p>
            <text:p text:style-name="P156"><text:s text:c="8"/>],</text:p>
            <text:p text:style-name="P156"><text:s text:c="8"/>"icon": "plinktv-icon.png"</text:p>
            <text:p text:style-name="P156"><text:s text:c="4"/>}</text:p>
          </table:table-cell>
        </table:table-row>
      </table:table>
      <text:p text:style-name="P44"/>
      <text:h text:style-name="P225" text:outline-level="3"><text:bookmark-start text:name="__RefHeading__1566_1607384461"/>GetReleaseInfo<text:bookmark-end text:name="__RefHeading__1566_1607384461"/></text:h>
      <text:p text:style-name="P45">To get information about the latest release or all releases <text:span text:style-name="T42">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84"/>
      <text:p text:style-name="P20">Sample:</text:p>
      <table:table table:name="Table57" table:style-name="Table57">
        <table:table-column table:style-name="Table57.A"/>
        <table:table-row>
          <table:table-cell table:style-name="Table57.A1" office:value-type="string">
            <text:p text:style-name="P120">/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20">{</text:p>
            <text:p text:style-name="P120"><text:s text:c="2"/>"url": "https://api.github.com/repos/dagalufh/WebTools.bundle/releases/2015631",</text:p>
            <text:p text:style-name="P120"><text:s text:c="2"/>"assets_url": "https://api.github.com/repos/dagalufh/WebTools.bundle/releases/2015631/assets",</text:p>
            <text:p text:style-name="P120"><text:s text:c="2"/>"upload_url": "https://uploads.github.com/repos/dagalufh/WebTools.bundle/releases/2015631/assets{?name,label}",</text:p>
            <text:p text:style-name="P120"><text:s text:c="2"/>"html_url": "https://github.com/dagalufh/WebTools.bundle/releases/tag/1.1",</text:p>
            <text:p text:style-name="P120"><text:s text:c="2"/>"id": 2015631,</text:p>
            <text:p text:style-name="P120"><text:s text:c="2"/>"tag_name": "1.1",</text:p>
            <text:p text:style-name="P120"><text:s text:c="2"/>"target_commitish": "master",</text:p>
            <text:p text:style-name="P120"><text:s text:c="2"/>"name": "Version 1.1",</text:p>
            <text:p text:style-name="P120"><text:s text:c="2"/>"draft": false,</text:p>
            <text:p text:style-name="P120"><text:s text:c="2"/>"author": {</text:p>
            <text:p text:style-name="P120"><text:s text:c="4"/>"login": "dagalufh",</text:p>
            <text:p text:style-name="P120"><text:s text:c="4"/>"id": 8938352,</text:p>
            <text:p text:style-name="P120"><text:s text:c="4"/>"avatar_url": "https://avatars.githubusercontent.com/u/8938352?v=3",</text:p>
            <text:p text:style-name="P120"><text:s text:c="4"/>"gravatar_id": "",</text:p>
            <text:p text:style-name="P120"><text:s text:c="4"/>"url": "https://api.github.com/users/dagalufh",</text:p>
            <text:p text:style-name="P120"><text:s text:c="4"/>"html_url": "https://github.com/dagalufh",</text:p>
            <text:p text:style-name="P120"><text:s text:c="4"/>"followers_url": "https://api.github.com/users/dagalufh/followers",</text:p>
            <text:p text:style-name="P120"><text:s text:c="4"/>"following_url": "https://api.github.com/users/dagalufh/following{/other_user}",</text:p>
            <text:p text:style-name="P120"><text:s text:c="4"/>"gists_url": "https://api.github.com/users/dagalufh/gists{/gist_id}",</text:p>
            <text:p text:style-name="P120"><text:s text:c="4"/>"starred_url": "https://api.github.com/users/dagalufh/starred{/owner}{/repo}",</text:p>
            <text:p text:style-name="P120"><text:s text:c="4"/>"subscriptions_url": "https://api.github.com/users/dagalufh/subscriptions",</text:p>
            <text:p text:style-name="P120"><text:s text:c="4"/>"organizations_url": "https://api.github.com/users/dagalufh/orgs",</text:p>
            <text:p text:style-name="P120"><text:s text:c="4"/>"repos_url": "https://api.github.com/users/dagalufh/repos",</text:p>
            <text:p text:style-name="P120"><text:s text:c="4"/>"events_url": "https://api.github.com/users/dagalufh/events{/privacy}",</text:p>
            <text:p text:style-name="P120"><text:s text:c="4"/>"received_events_url": "https://api.github.com/users/dagalufh/received_events",</text:p>
            <text:p text:style-name="P120"><text:s text:c="4"/>"type": "User",</text:p>
            <text:p text:style-name="P120"><text:s text:c="4"/>"site_admin": false</text:p>
            <text:p text:style-name="P120"><text:s text:c="2"/>},</text:p>
            <text:p text:style-name="P120"><text:s text:c="2"/>"prerelease": false,</text:p>
            <text:p text:style-name="P120"><text:s text:c="2"/>"created_at": "2015-10-25T18:11:25Z",</text:p>
            <text:p text:style-name="P120"><text:s text:c="2"/>"published_at": "2015-10-25T18:12:53Z",</text:p>
            <text:p text:style-name="P120"><text:s text:c="2"/>"assets": [</text:p>
            <text:p text:style-name="P120"/>
            <text:p text:style-name="P120"><text:s text:c="2"/>],</text:p>
            <text:p text:style-name="P120"><text:s text:c="2"/>"tarball_url": "https://api.github.com/repos/dagalufh/WebTools.bundle/tarball/1.1",</text:p>
            <text:p text:style-name="P120"><text:s text:c="2"/>"zipball_url": "https://api.github.com/repos/dagalufh/WebTools.bundle/zipball/1.1",</text:p>
            <text:p text:style-name="P120"><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20">}</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26" text:outline-level="3"><text:bookmark-start text:name="__RefHeading__2262_1665849192"/>WTUpgrade<text:bookmark-end text:name="__RefHeading__2262_1665849192"/></text:h>
      <text:p text:style-name="P84">WTUpgrade will update WebTools itself, every time it's called.</text:p>
      <text:p text:style-name="P84">This function call <text:span text:style-name="T51">could be</text:span> used when a call for “ <text:span text:style-name="T48">getReleaseInfo” </text:span>against WebTools reveals, that a New update is present.</text:p>
      <text:p text:style-name="P84">Optional, a menu item to do a force update could also be present.</text:p>
      <text:p text:style-name="P84"/>
      <text:p text:style-name="P84">To use it, issue a “PUT” method against this url:</text:p>
      <table:table table:name="Table88" table:style-name="Table88">
        <table:table-column table:style-name="Table88.A"/>
        <table:table-row>
          <table:table-cell table:style-name="Table88.A1" office:value-type="string">
            <text:p text:style-name="P169">/webtools2?module=git&amp;function=upgradeWT<text:span text:style-name="T5">[&amp;debugURL=https://github.com/dagalufh/WebTools.bundle/tree/tommy-work]</text:span></text:p>
          </table:table-cell>
        </table:table-row>
      </table:table>
      <text:p text:style-name="P84"/>
      <text:p text:style-name="P84"><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4"/>
      <text:p text:style-name="P84">Is avail</text:p>
      <text:p text:style-name="P86">The optional parameter named debugURL can be used by a developer, to force an update from a specific url, instead of grapping the latest release of WebTools</text:p>
      <text:h text:style-name="P227" text:outline-level="3"><text:bookmark-start text:name="__RefHeading__2016_749924090"/>Migrate<text:bookmark-end text:name="__RefHeading__2016_749924090"/></text:h>
      <text:p text:style-name="P77">The migrate function will scan the plugin directory for bundles, that was not installed via WebTools UAS function.</text:p>
      <text:p text:style-name="P77">If one is found, the migrate function will check if it's part of the UAS, and grap information from there, and if not, then migrate into WebTools UAS like a manual installed.</text:p>
      <text:p text:style-name="P78">The installed date will be set to the creation time of the info.plist file in the bundle</text:p>
      <text:p text:style-name="P77">Use a PUT like:</text:p>
      <table:table table:name="Table77" table:style-name="Table77">
        <table:table-column table:style-name="Table77.A"/>
        <text:soft-page-break/>
        <table:table-row>
          <table:table-cell table:style-name="Table77.A1" office:value-type="string">
            <text:p text:style-name="P158">/webtools2?module=git&amp;function=migrate</text:p>
          </table:table-cell>
        </table:table-row>
      </table:table>
      <text:p text:style-name="P77"/>
      <text:p text:style-name="P77">After above has been run, we return a 200, and migrated bundles will now show up in the list function.</text:p>
      <text:p text:style-name="P80">We also return a json listing the bundles that was migrated, like:</text:p>
      <table:table table:name="Table83" table:style-name="Table83">
        <table:table-column table:style-name="Table83.A"/>
        <table:table-row>
          <table:table-cell table:style-name="Table83.A1" office:value-type="string">
            <text:p text:style-name="P164">{</text:p>
            <text:p text:style-name="P164"><text:s text:c="4"/>"https://github.com/ukdtom/SRT2UTF-8.bundle": {</text:p>
            <text:p text:style-name="P164"><text:s text:c="8"/>"description": "Plex Media Agent, that'll convert sidecar subtitle files into UTF-8, if not",</text:p>
            <text:p text:style-name="P164"><text:s text:c="8"/>"title": "Srt2Utf-8",</text:p>
            <text:p text:style-name="P164"><text:s text:c="8"/>"bundle": "SRT2UTF-8.bundle",</text:p>
            <text:p text:style-name="P164"><text:s text:c="8"/>"branch": "master",</text:p>
            <text:p text:style-name="P164"><text:s text:c="8"/>"date": "2015-12-28 09:36:34",</text:p>
            <text:p text:style-name="P164"><text:s text:c="8"/>"identifier": "com.plexapp.agents.srt2utf8",</text:p>
            <text:p text:style-name="P164"><text:s text:c="8"/>"type": [</text:p>
            <text:p text:style-name="P164"><text:s text:c="12"/>"Agent",</text:p>
            <text:p text:style-name="P164"><text:s text:c="12"/>"Subtitles"</text:p>
            <text:p text:style-name="P164"><text:s text:c="8"/>],</text:p>
            <text:p text:style-name="P164"><text:s text:c="8"/>"icon": "srt2utf-8.png"</text:p>
            <text:p text:style-name="P164"><text:s text:c="4"/>},</text:p>
            <text:p text:style-name="P164"><text:s text:c="4"/>"https://github.com/ukdtom/Plex-FindUnmatched.bundle": {</text:p>
            <text:p text:style-name="P164"><text:s text:c="8"/>"description": "Scan your medias, and report medias missing from the database.",</text:p>
            <text:p text:style-name="P164"><text:s text:c="8"/>"title": "FindUnmatched",</text:p>
            <text:p text:style-name="P164"><text:s text:c="8"/>"bundle": "Plex-FindUnmatched.bundle",</text:p>
            <text:p text:style-name="P164"><text:s text:c="8"/>"branch": "master",</text:p>
            <text:p text:style-name="P164"><text:s text:c="8"/>"date": "2015-12-28 15:57:25",</text:p>
            <text:p text:style-name="P164"><text:s text:c="8"/>"identifier": "com.plexapp.plugins.findUnmatch",</text:p>
            <text:p text:style-name="P164"><text:s text:c="8"/>"type": [</text:p>
            <text:p text:style-name="P164"><text:s text:c="12"/>"Application"</text:p>
            <text:p text:style-name="P164"><text:s text:c="8"/>],</text:p>
            <text:p text:style-name="P164"><text:s text:c="8"/>"icon": "icon-FindUnmatched.png"</text:p>
            <text:p text:style-name="P164"><text:s text:c="4"/>}</text:p>
          </table:table-cell>
        </table:table-row>
      </table:table>
      <text:p text:style-name="P80"/>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218"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62">/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63">{</text:p>
            <text:p text:style-name="P163"><text:s text:c="4"/>"https://github.com/ukdtom/Plex-FindUnmatched.bundle": {</text:p>
            <text:p text:style-name="P163"><text:soft-page-break/><text:s text:c="8"/>"gitHubTime": "2015-12-15 22:10:48",</text:p>
            <text:p text:style-name="P163"><text:s text:c="8"/>"description": "Scan your medias, and report medias missing from the database.",</text:p>
            <text:p text:style-name="P163"><text:s text:c="8"/>"LastUpdateTime": "2015-12-15 22:10:48",</text:p>
            <text:p text:style-name="P163"><text:s text:c="8"/>"title": "FindUnmatched",</text:p>
            <text:p text:style-name="P163"><text:s text:c="8"/>"bundle": "Plex-FindUnmatched.bundle",</text:p>
            <text:p text:style-name="P163"><text:s text:c="8"/>"branch": "master",</text:p>
            <text:p text:style-name="P163"><text:s text:c="8"/>"date": "2015-12-20 14:05:53",</text:p>
            <text:p text:style-name="P163"><text:s text:c="8"/>"identifier": "com.plexapp.plugins.findUnmatch",</text:p>
            <text:p text:style-name="P163"><text:s text:c="8"/>"type": [</text:p>
            <text:p text:style-name="P163"><text:s text:c="12"/>"Application"</text:p>
            <text:p text:style-name="P163"><text:s text:c="8"/>],</text:p>
            <text:p text:style-name="P163"><text:s text:c="8"/>"icon": "icon-FindUnmatched.png"</text:p>
            <text:p text:style-name="P163"><text:s text:c="4"/>},</text:p>
            <text:p text:style-name="P163"><text:s text:c="4"/>"https://github.com/trakt/Plex-Trakt-Scrobbler": {</text:p>
            <text:p text:style-name="P163"><text:s text:c="8"/>"gitHubTime": "2015-08-14 16:08:49",</text:p>
            <text:p text:style-name="P163"><text:s text:c="8"/>"description": "Automatically scrobble all TV episodes and movies you are watching to trakt.tv!",</text:p>
            <text:p text:style-name="P163"><text:s text:c="8"/>"title": "Trakt.tv plugin",</text:p>
            <text:p text:style-name="P163"><text:s text:c="8"/>"supporturl": "",</text:p>
            <text:p text:style-name="P163"><text:s text:c="8"/>"bundle": "trakttv.bundle",</text:p>
            <text:p text:style-name="P163"><text:s text:c="8"/>"branch": "master",</text:p>
            <text:p text:style-name="P163"><text:s text:c="8"/>"date": "2015-12-24 12:08:40",</text:p>
            <text:p text:style-name="P163"><text:s text:c="8"/>"identifier": "com.plexapp.plugins.trakttv",</text:p>
            <text:p text:style-name="P163"><text:s text:c="8"/>"type": [</text:p>
            <text:p text:style-name="P163"><text:s text:c="12"/>"Application"</text:p>
            <text:p text:style-name="P163"><text:s text:c="8"/>],</text:p>
            <text:p text:style-name="P163"><text:s text:c="8"/>"icon": "trakttv-icon.png"</text:p>
            <text:p text:style-name="P163"><text:s text:c="4"/>}</text:p>
            <text:p text:style-name="P163">}</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63">{}</text:p>
          </table:table-cell>
        </table:table-row>
      </table:table>
      <text:p text:style-name="P28"/>
      <text:p text:style-name="P28">And last, if no bundles has been installed, we return a 204</text:p>
      <text:p text:style-name="P26"/>
      <text:h text:style-name="P267" text:outline-level="2"><text:bookmark-start text:name="__RefHeading__1760_1533813955"/>PMS Module<text:bookmark-end text:name="__RefHeading__1760_1533813955"/></text:h>
      <text:p text:style-name="P74">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28" text:outline-level="3"><text:bookmark-start text:name="__RefHeading__2139_1826244723"/>getAllBundleInfo<text:bookmark-end text:name="__RefHeading__2139_1826244723"/></text:h>
      <text:p text:style-name="P79">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61">/webtools2?module=pms&amp;function=getAllBundleInfo</text:p>
          </table:table-cell>
        </table:table-row>
      </table:table>
      <text:p text:style-name="P79"/>
      <text:p text:style-name="P79">Above would return like:</text:p>
      <table:table table:name="Table79" table:style-name="Table79">
        <table:table-column table:style-name="Table79.A"/>
        <table:table-row>
          <table:table-cell table:style-name="Table79.A1" office:value-type="string">
            <text:p text:style-name="P161"><text:s text:c="4"/>"https://github.com/ukdtom/DevTools.bundle": {</text:p>
            <text:p text:style-name="P161"><text:s text:c="8"/>"description": "Helper for 3.Party tools",</text:p>
            <text:p text:style-name="P161"><text:s text:c="8"/>"title": "DevTools",</text:p>
            <text:p text:style-name="P161"><text:s text:c="8"/>"bundle": "DevTools.bundle",</text:p>
            <text:p text:style-name="P161"><text:s text:c="8"/>"branch": "master",</text:p>
            <text:p text:style-name="P161"><text:s text:c="8"/>"date": "2015-12-20 13:59:08",</text:p>
            <text:p text:style-name="P161"><text:s text:c="8"/>"identifier": "com.plexapp.plugins.DevTools",</text:p>
            <text:p text:style-name="P161"><text:s text:c="8"/>"type": [</text:p>
            <text:p text:style-name="P161"><text:s text:c="12"/>"Agent"</text:p>
            <text:p text:style-name="P161"><text:s text:c="8"/>],</text:p>
            <text:p text:style-name="P161"><text:s text:c="8"/>"icon": "DevTools.png"</text:p>
            <text:p text:style-name="P161"><text:s text:c="4"/>},</text:p>
            <text:p text:style-name="P161"><text:s text:c="4"/>"https://github.com/mikedm139/SickBeard.bundle": {</text:p>
            <text:p text:style-name="P161"><text:s text:c="8"/>"description": "A plugin for Plex media center to view and control basic functions of SickBeard",</text:p>
            <text:p text:style-name="P161"><text:s text:c="8"/>"title": "SickBeard",</text:p>
            <text:p text:style-name="P161"><text:s text:c="8"/>"bundle": "SickBeard.bundle",</text:p>
            <text:p text:style-name="P161"><text:s text:c="8"/>"branch": "master",</text:p>
            <text:p text:style-name="P161"><text:s text:c="8"/>"date": "",</text:p>
            <text:p text:style-name="P161"><text:s text:c="8"/>"identifier": "com.plexapp.plugins.sickbeard",</text:p>
            <text:p text:style-name="P161"><text:s text:c="8"/>"type": [</text:p>
            <text:p text:style-name="P161"><text:s text:c="12"/>"Application"</text:p>
            <text:p text:style-name="P161"><text:s text:c="8"/>],</text:p>
            <text:p text:style-name="P161"><text:s text:c="8"/>"icon": "sickbeard-icon.png"</text:p>
            <text:p text:style-name="P161"><text:s text:c="4"/>}</text:p>
          </table:table-cell>
        </table:table-row>
      </table:table>
      <text:p text:style-name="P79"/>
      <text:p text:style-name="P79">Note in above, that the date field for the SickBeard bundle is empty, meaning it's not installed</text:p>
      <text:h text:style-name="P229" text:outline-level="3"><text:bookmark-start text:name="__RefHeading__1975_2070553860"/>delBundle<text:bookmark-end text:name="__RefHeading__1975_2070553860"/></text:h>
      <text:p text:style-name="P75">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57">/webtools2?module=pms&amp;function=delBundle&amp;bundleName=plex2csv.bundle</text:p>
          </table:table-cell>
        </table:table-row>
      </table:table>
      <text:p text:style-name="P75"/>
      <text:p text:style-name="P75">If the bundle was not on our installed list, then we return a 404 with a body like:</text:p>
      <table:table table:name="Table75" table:style-name="Table75">
        <table:table-column table:style-name="Table75.A"/>
        <table:table-row>
          <table:table-cell table:style-name="Table75.A1" office:value-type="string">
            <text:p text:style-name="P157">Bundle plex2csv.bundle was not found</text:p>
          </table:table-cell>
        </table:table-row>
      </table:table>
      <text:p text:style-name="P75"/>
      <text:p text:style-name="P75">If the bundle was on our list, but we could not remove the directory, then we return a 500</text:p>
      <text:p text:style-name="P75">If bundle is removed, we return a 200</text:p>
      <text:h text:style-name="P230"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123">/webtools2?module=pms&amp;function=getSectionsList</text:p>
          </table:table-cell>
        </table:table-row>
      </table:table>
      <text:p text:style-name="P47"/>
      <text:p text:style-name="P47">Will return an array of json strings like:</text:p>
      <table:table table:name="Table45" table:style-name="Table45">
        <table:table-column table:style-name="Table45.A"/>
        <table:table-row>
          <table:table-cell table:style-name="Table45.A1" office:value-type="string">
            <text:p text:style-name="P123">[{'type': 'artist', 'key': '3', 'title': 'Home CD Vevo'}, {'type': 'movie', 'key': '1', 'title': 'New Movies'}]</text:p>
          </table:table-cell>
        </table:table-row>
      </table:table>
      <text:p text:style-name="P47"/>
      <text:h text:style-name="P231"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124">/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124">149</text:p>
          </table:table-cell>
        </table:table-row>
      </table:table>
      <text:p text:style-name="P48"/>
      <text:h text:style-name="P232" text:outline-level="3"/>
      <text:h text:style-name="P258" text:outline-level="3"><text:bookmark-start text:name="__RefHeading___Toc2729_442273066"/>getSectionLetterList<text:bookmark-end text:name="__RefHeading___Toc2729_442273066"/></text:h>
      <text:p text:style-name="P106">Above method will return a sorted list of the first characters used as titles.</text:p>
      <text:p text:style-name="P106">In other words an alphabetical list of the titles of medias within a section, as well as a key and a counter</text:p>
      <text:p text:style-name="P106">Issue a get like:</text:p>
      <table:table table:name="Table112" table:style-name="Table112">
        <table:table-column table:style-name="Table112.A"/>
        <table:table-row>
          <table:table-cell table:style-name="Table112.A1" office:value-type="string">
            <text:p text:style-name="P181">/webtools2?module=pms&amp;function=getSectionLetterList&amp;key=&lt;Key of Section&gt;</text:p>
          </table:table-cell>
        </table:table-row>
      </table:table>
      <text:p text:style-name="P106"/>
      <text:p text:style-name="P106">Above would return something like:</text:p>
      <table:table table:name="Table113" table:style-name="Table113">
        <table:table-column table:style-name="Table113.A"/>
        <table:table-row>
          <table:table-cell table:style-name="Table113.A1" office:value-type="string">
            <text:p text:style-name="P181">{</text:p>
            <text:p text:style-name="P181"><text:s text:c="4"/>"#": {</text:p>
            <text:p text:style-name="P181"><text:s text:c="8"/>"key": "%23",</text:p>
            <text:p text:style-name="P181"><text:s text:c="8"/>"size": "2"</text:p>
            <text:p text:style-name="P181"><text:s text:c="4"/>},</text:p>
            <text:p text:style-name="P181"><text:s text:c="4"/>"A": {</text:p>
            <text:p text:style-name="P181"><text:s text:c="8"/>"key": "A",</text:p>
            <text:p text:style-name="P181"><text:s text:c="8"/>"size": "1"</text:p>
            <text:p text:style-name="P181"><text:s text:c="4"/>},</text:p>
            <text:p text:style-name="P181"><text:s text:c="4"/>"C": {</text:p>
            <text:p text:style-name="P181"><text:s text:c="8"/>"key": "C",</text:p>
            <text:p text:style-name="P181"><text:s text:c="8"/>"size": "4"</text:p>
            <text:p text:style-name="P181"><text:s text:c="4"/>},</text:p>
            <text:p text:style-name="P181"><text:s text:c="4"/>"D": {</text:p>
            <text:p text:style-name="P181"><text:s text:c="8"/>"key": "D",</text:p>
            <text:p text:style-name="P181"><text:s text:c="8"/>"size": "1"</text:p>
            <text:p text:style-name="P181"><text:s text:c="4"/>},</text:p>
            <text:p text:style-name="P181"><text:s text:c="4"/>"G": {</text:p>
            <text:p text:style-name="P181"><text:s text:c="8"/>"key": "G",</text:p>
            <text:p text:style-name="P181"><text:s text:c="8"/>"size": "1"</text:p>
            <text:p text:style-name="P181"><text:s text:c="4"/>},</text:p>
            <text:p text:style-name="P181"><text:s text:c="4"/>"H": {</text:p>
            <text:p text:style-name="P181"><text:s text:c="8"/>"key": "H",</text:p>
            <text:p text:style-name="P181"><text:s text:c="8"/>"size": "1"</text:p>
            <text:p text:style-name="P181"><text:s text:c="4"/>},</text:p>
            <text:p text:style-name="P181"><text:s text:c="4"/>"K": {</text:p>
            <text:p text:style-name="P181"><text:s text:c="8"/>"key": "K",</text:p>
            <text:p text:style-name="P181"><text:s text:c="8"/>"size": "1"</text:p>
            <text:p text:style-name="P181"><text:s text:c="4"/>}</text:p>
            <text:p text:style-name="P181">}</text:p>
          </table:table-cell>
        </table:table-row>
      </table:table>
      <text:p text:style-name="P106"/>
      <text:p text:style-name="P106"/>
      <text:p text:style-name="P107"/>
      <text:h text:style-name="P233" text:outline-level="3"><text:bookmark-start text:name="__RefHeading__1768_1533813955"/><text:soft-page-break/>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126">/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49"/>
      <text:p text:style-name="P53">If the optional parameter &amp;getSubs=true is set, then subtitle information will also be returned.</text:p>
      <text:p text:style-name="P53">Not<text:span text:style-name="T46">e</text:span> though, that this req. one additional call towards the PMS, so it's slower</text:p>
      <text:p text:style-name="P49">Sample:</text:p>
      <table:table table:name="Table9" table:style-name="Table9">
        <table:table-column table:style-name="Table9.A"/>
        <table:table-row>
          <table:table-cell table:style-name="Table9.A1" office:value-type="string">
            <text:p text:style-name="P125">/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49">[</text:p>
            <text:p text:style-name="P149"><text:s text:c="4"/>{</text:p>
            <text:p text:style-name="P149"><text:s text:c="8"/>"key": "7897",</text:p>
            <text:p text:style-name="P149"><text:s text:c="8"/>"title": "1 movie"</text:p>
            <text:p text:style-name="P149"><text:s text:c="4"/>},</text:p>
            <text:p text:style-name="P149"><text:s text:c="4"/>{</text:p>
            <text:p text:style-name="P149"><text:s text:c="8"/>"key": "7938",</text:p>
            <text:p text:style-name="P149"><text:s text:c="8"/>"title": "movie 2"</text:p>
            <text:p text:style-name="P149"><text:s text:c="4"/>},</text:p>
            <text:p text:style-name="P149"><text:s text:c="4"/>{</text:p>
            <text:p text:style-name="P149"><text:s text:c="8"/>"key": "7465",</text:p>
            <text:p text:style-name="P149"><text:s text:c="8"/>"title": "some movie"</text:p>
            <text:p text:style-name="P149"><text:s text:c="4"/>}</text:p>
            <text:p text:style-name="P149">]</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30">/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59">[</text:p>
            <text:p text:style-name="P159"><text:s text:c="4"/>{</text:p>
            <text:p text:style-name="P159"><text:s text:c="8"/>"subtitles": [</text:p>
            <text:p text:style-name="P159"><text:s text:c="12"/>{</text:p>
            <text:p text:style-name="P159"><text:s text:c="16"/>"languageCode": null,</text:p>
            <text:p text:style-name="P159"><text:s text:c="16"/>"codec": "srt",</text:p>
            <text:p text:style-name="P159"><text:s text:c="16"/>"selected": "1",</text:p>
            <text:p text:style-name="P159"><text:s text:c="16"/>"key": "26054",</text:p>
            <text:p text:style-name="P159"><text:soft-page-break/><text:s text:c="16"/>"location": "Sidecar"</text:p>
            <text:p text:style-name="P159"><text:s text:c="12"/>}</text:p>
            <text:p text:style-name="P159"><text:s text:c="8"/>],</text:p>
            <text:p text:style-name="P159"><text:s text:c="8"/>"key": "7897",</text:p>
            <text:p text:style-name="P159"><text:s text:c="8"/>"title": "100 Feet"</text:p>
            <text:p text:style-name="P159"><text:s text:c="4"/>},</text:p>
            <text:p text:style-name="P159"><text:s text:c="4"/>{</text:p>
            <text:p text:style-name="P159"><text:s text:c="8"/>"subtitles": [</text:p>
            <text:p text:style-name="P159"><text:s text:c="12"/>{</text:p>
            <text:p text:style-name="P159"><text:s text:c="16"/>"languageCode": null,</text:p>
            <text:p text:style-name="P159"><text:s text:c="16"/>"codec": "srt",</text:p>
            <text:p text:style-name="P159"><text:s text:c="16"/>"selected": "1",</text:p>
            <text:p text:style-name="P159"><text:s text:c="16"/>"key": "26267",</text:p>
            <text:p text:style-name="P159"><text:s text:c="16"/>"location": "Sidecar"</text:p>
            <text:p text:style-name="P159"><text:s text:c="12"/>}</text:p>
            <text:p text:style-name="P159"><text:s text:c="8"/>],</text:p>
            <text:p text:style-name="P159"><text:s text:c="8"/>"key": "7938",</text:p>
            <text:p text:style-name="P159"><text:s text:c="8"/>"title": "11-11-11"</text:p>
            <text:p text:style-name="P159"><text:s text:c="4"/>},</text:p>
            <text:p text:style-name="P159"><text:s text:c="4"/>{</text:p>
            <text:p text:style-name="P159"><text:s text:c="8"/>"subtitles": [],</text:p>
            <text:p text:style-name="P159"><text:s text:c="8"/>"key": "7465",</text:p>
            <text:p text:style-name="P159"><text:s text:c="8"/>"title": "11:14"</text:p>
            <text:p text:style-name="P159"><text:s text:c="4"/>}</text:p>
            <text:p text:style-name="P159">]</text:p>
          </table:table-cell>
        </table:table-row>
      </table:table>
      <text:p text:style-name="P50"/>
      <text:h text:style-name="P234" text:outline-level="3"><text:bookmark-start text:name="__RefHeading___Toc2825_1597515536"/>getSectionByLetter<text:bookmark-end text:name="__RefHeading___Toc2825_1597515536"/></text:h>
      <text:p text:style-name="P108">This call is 100% identical to the one named getSection, except it has an additional parameter, stating the first letter of a media title.</text:p>
      <text:p text:style-name="P108">To use it, issue a get like:</text:p>
      <table:table table:name="Table114" table:style-name="Table114">
        <table:table-column table:style-name="Table114.A"/>
        <table:table-row>
          <table:table-cell table:style-name="Table114.A1" office:value-type="string">
            <text:p text:style-name="P127">/webtools2?module=pms&amp;function=getSection&amp;key=&lt;Key of section&gt;&amp;start=&lt;Item to start with&gt;&amp;size=&lt;Amount of items to return&gt;<text:span text:style-name="T63">&amp;letterKey=&lt;Letter key returned by the method “getSectionLetterList”&gt;[</text:span><text:span text:style-name="T4">&amp;getSubs=true</text:span><text:span text:style-name="T34">]</text:span></text:p>
          </table:table-cell>
        </table:table-row>
      </table:table>
      <text:p text:style-name="P108"/>
      <text:p text:style-name="P108">Output is also identical to getSection</text:p>
      <text:h text:style-name="P235"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128">/webtools2?module=pms&amp;function=getSubtitles&amp;key=&lt;Media Rating Key&gt;[<text:span text:style-name="T1">&amp;getFile=true</text:span><text:span text:style-name="T6">]</text:span></text:p>
          </table:table-cell>
        </table:table-row>
      </table:table>
      <text:p text:style-name="P49"/>
      <text:p text:style-name="P51">If the parameter &amp;getFile=true is present in the url, then an additional req. will be sendt to the PMS, <text:soft-page-break/>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128">[{</text:p>
            <text:p text:style-name="P128">'languageCode': 'dan', </text:p>
            <text:p text:style-name="P128">'url': 'file:///share/CACHEDEV1_DATA/video/Nyt/movies/nov/<text:span text:style-name="T39">myMovie</text:span> (2015)/<text:span text:style-name="T39">myMovie</text:span>.2015.1080p.BluRay.x264.da.srt', </text:p>
            <text:p text:style-name="P128">'selected': '1', </text:p>
            <text:p text:style-name="P128">'codec': 'srt', </text:p>
            <text:p text:style-name="P128">'location': 'Sidecar', </text:p>
            <text:p text:style-name="P128">'key': '103701'}]</text:p>
          </table:table-cell>
        </table:table-row>
      </table:table>
      <text:p text:style-name="P51"/>
      <text:h text:style-name="P236" text:outline-level="3"><text:bookmark-start text:name="__RefHeading__2186_76401599"/>getParts<text:bookmark-end text:name="__RefHeading__2186_76401599"/></text:h>
      <text:p text:style-name="P81">When dealing with a movie or a TV-Show episode, it can have different media files, known as parts.</text:p>
      <text:p text:style-name="P81">To get a list of those, issue a get like:</text:p>
      <table:table table:name="Table84" table:style-name="Table84">
        <table:table-column table:style-name="Table84.A"/>
        <table:table-row>
          <table:table-cell table:style-name="Table84.A1" office:value-type="string">
            <text:p text:style-name="P166">/webtools2?module=pms&amp;function=getParts&amp;key=&lt;Key of Movie or episode&gt;</text:p>
          </table:table-cell>
        </table:table-row>
      </table:table>
      <text:p text:style-name="P81"/>
      <text:p text:style-name="P81">Sample:</text:p>
      <table:table table:name="Table85" table:style-name="Table85">
        <table:table-column table:style-name="Table85.A"/>
        <table:table-row>
          <table:table-cell table:style-name="Table85.A1" office:value-type="string">
            <text:p text:style-name="P166">/webtools2?module=pms&amp;function=getParts&amp;key=19723</text:p>
          </table:table-cell>
        </table:table-row>
      </table:table>
      <text:p text:style-name="P81"/>
      <text:p text:style-name="P81">Above would return something like:</text:p>
      <table:table table:name="Table86" table:style-name="Table86">
        <table:table-column table:style-name="Table86.A"/>
        <table:table-row>
          <table:table-cell table:style-name="Table86.A1" office:value-type="string">
            <text:p text:style-name="P166">{</text:p>
            <text:p text:style-name="P166"><text:s text:c="4"/>"8797": "/share/CACHEDEV1_DATA/video/movies/myMovie pt1.mkv",</text:p>
            <text:p text:style-name="P166"><text:s text:c="4"/>"8798": "/share/CACHEDEV1_DATA/video/movies/myMovie pt2.mkv",</text:p>
            <text:p text:style-name="P166"><text:s text:c="4"/>"8799": "/share/CACHEDEV1_DATA/video/movies/myMovie pt3.mkv"</text:p>
            <text:p text:style-name="P166">}</text:p>
          </table:table-cell>
        </table:table-row>
      </table:table>
      <text:p text:style-name="P81"/>
      <text:p text:style-name="P82">Where the key is the part ID</text:p>
      <text:h text:style-name="P237" text:outline-level="3"><text:bookmark-start text:name="__RefHeading__2188_76401599"/>uploadFile<text:bookmark-end text:name="__RefHeading__2188_76401599"/></text:h>
      <text:p text:style-name="P83">To upload a file, like a subtitle, issue a get to the PMS function getParts to grap the filename and path of a part.</text:p>
      <text:p text:style-name="P83">Then issue a POST call like:</text:p>
      <table:table table:name="Table87" table:style-name="Table87">
        <table:table-column table:style-name="Table87.A"/>
        <table:table-row>
          <table:table-cell table:style-name="Table87.A1" office:value-type="string">
            <text:p text:style-name="P167">/webtools2?module=pms&amp;function=uploadFile</text:p>
          </table:table-cell>
        </table:table-row>
      </table:table>
      <text:p text:style-name="P83"/>
      <text:p text:style-name="P83"><text:soft-page-break/>Two parameters are needed here:</text:p>
      <text:p text:style-name="P83">localFile with a type of File</text:p>
      <text:p text:style-name="P83">remoteFile with a type of text</text:p>
      <text:p text:style-name="P83">Screen from Postman:</text:p>
      <text:p text:style-name="P83"><draw:frame draw:style-name="fr1" draw:name="Image1" text:anchor-type="paragraph" svg:width="6.9252in" svg:height="2.0728in" draw:z-index="0"><draw:image xlink:href="Pictures/10000201000005DF000001C29981A00880E87625.png" xlink:type="simple" xlink:show="embed" xlink:actuate="onLoad"/></draw:frame></text:p>
      <text:p text:style-name="P83">If above is a success, we return 200</text:p>
      <text:h text:style-name="P212"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129">/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60">[</text:p>
            <text:p text:style-name="P160"><text:s text:c="4"/>"1",</text:p>
            <text:p text:style-name="P160"><text:s text:c="4"/>"00:00:19,400 --&gt; 00:00:20,942",</text:p>
            <text:p text:style-name="P160"><text:s text:c="4"/>"Welcome to WebTools",</text:p>
            <text:p text:style-name="P160"><text:s text:c="4"/>"",</text:p>
            <text:p text:style-name="P160"><text:s text:c="4"/>"<text:span text:style-name="T67">2</text:span>",</text:p>
            <text:p text:style-name="P160"><text:s text:c="4"/>"00:00:21,400 --&gt; 00:00:24,108",</text:p>
            <text:p text:style-name="P160"><text:s text:c="4"/>"Now with a:.",</text:p>
            <text:p text:style-name="P160"><text:s text:c="4"/>"Rest API",</text:p>
            <text:p text:style-name="P160"><text:s text:c="4"/>""</text:p>
            <text:p text:style-name="P160">]</text:p>
          </table:table-cell>
        </table:table-row>
      </table:table>
      <text:p text:style-name="P52"/>
      <text:h text:style-name="P238" text:outline-level="3"/>
      <text:h text:style-name="P259" text:outline-level="3"><text:bookmark-start text:name="__RefHeading__1755_533919714"/>Delete Subtitle<text:bookmark-end text:name="__RefHeading__1755_533919714"/></text:h>
      <text:p text:style-name="P65">To delete a sidecar <text:span text:style-name="T52">or agent </text:span>subtitle, issue a DELETE like:</text:p>
      <table:table table:name="Table30" table:style-name="Table30">
        <table:table-column table:style-name="Table30.A"/>
        <table:table-row>
          <table:table-cell table:style-name="Table30.A1" office:value-type="string">
            <text:p text:style-name="P146">/webtools2?module=pms&amp;function=delSub&amp;key=<text:span text:style-name="T38">&lt;Key of media&gt;</text:span>&amp;subKey=<text:span text:style-name="T38">&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45">/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45">{</text:p>
            <text:p text:style-name="P145"><text:s text:c="4"/>"Deleted file": "/share/CACHEDEV1_DATA/video/Nyt/movies/nov/myMovie/myMovie.2015.1080p.BluRay.x264.da.srt"</text:p>
            <text:p text:style-name="P145">}</text:p>
          </table:table-cell>
        </table:table-row>
      </table:table>
      <text:p text:style-name="P65"/>
      <text:p text:style-name="P66">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47">{</text:p>
            <text:p text:style-name="P147"><text:s text:c="4"/>"SymbLink": "/root/Library/Plex Media Server/Media/localhost/8/7de530475ce1adb8a4c731737b8a3f62bdd54ae.bundle/Contents/Subtitles/nl/com.plexapp.agents.opensubtitles_c0254bac627eb1f760cbff1cae4553862353318f.srt",</text:p>
            <text:p text:style-name="P147"><text:s text:c="4"/>"FilePath": "/root/Library/Plex Media Server/Media/localhost/8/7de530475ce1adb8a4c731737b8a3f62bdd54ae.bundle/Subtitle Contributions/com.plexapp.agents.opensubtitles/nl/c0254bac627eb1f760cbff1cae4553862353318f.srt"</text:p>
            <text:p text:style-name="P147">}</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48">Hmmm....This is invalid, and most likely due to trying to delete an embedded sub :-)</text:p>
          </table:table-cell>
        </table:table-row>
      </table:table>
      <text:p text:style-name="P24"/>
      <text:h text:style-name="P239"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37">webtools2?module=pms&amp;function=tvShow&amp;<text:span text:style-name="T35">action=getSize</text:span>&amp;key=&lt;Key of show&gt;</text:p>
          </table:table-cell>
        </table:table-row>
      </table:table>
      <text:p text:style-name="P59"/>
      <text:p text:style-name="P62">Sample call:</text:p>
      <table:table table:name="Table25" table:style-name="Table25">
        <table:table-column table:style-name="Table25.A"/>
        <table:table-row>
          <table:table-cell table:style-name="Table25.A1" office:value-type="string">
            <text:p text:style-name="P140">/webtools2?module=pms&amp;function=tvShow&amp;action=getSize&amp;key=19714</text:p>
          </table:table-cell>
        </table:table-row>
      </table:table>
      <text:p text:style-name="P62"><text:soft-page-break/></text:p>
      <text:p text:style-name="P59">Will return something like:</text:p>
      <table:table table:name="Table64" table:style-name="Table64">
        <table:table-column table:style-name="Table64.A"/>
        <table:table-row>
          <table:table-cell table:style-name="Table64.A1" office:value-type="string">
            <text:p text:style-name="P136">6</text:p>
          </table:table-cell>
        </table:table-row>
      </table:table>
      <text:p text:style-name="P59"/>
      <text:h text:style-name="P240"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38">/webtools2?module=pms&amp;function=tvShow<text:span text:style-name="T36">&amp;action=getContents</text:span>&amp;key=&lt;Key of Show&gt;&amp;start=&lt;Start pos.&gt;&amp;size=&lt;Amount to fetch&gt;[<text:span text:style-name="T1">&amp;getSubs=true</text:span><text:span text:style-name="T6">]</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41">/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39">[</text:p>
            <text:p text:style-name="P139"><text:s text:c="4"/>{</text:p>
            <text:p text:style-name="P139"><text:s text:c="8"/>"season": "4",</text:p>
            <text:p text:style-name="P139"><text:s text:c="8"/>"episode": "5",</text:p>
            <text:p text:style-name="P139"><text:s text:c="8"/>"subtitles": "[{'languageCode': 'dan', 'codec': 'srt', 'selected': '1', 'key': '101715', 'location': 'Sidecar'}, {'languageCode': 'eng', 'codec': 'srt', 'selected': None, 'key': '101714', 'location': 'Sidecar'}]",</text:p>
            <text:p text:style-name="P139"><text:s text:c="8"/>"key": "42324",</text:p>
            <text:p text:style-name="P139"><text:s text:c="8"/>"title": "<text:span text:style-name="T40">myMovie</text:span>"</text:p>
            <text:p text:style-name="P139"><text:s text:c="4"/>},</text:p>
            <text:p text:style-name="P139"><text:s text:c="4"/>{</text:p>
            <text:p text:style-name="P139"><text:s text:c="8"/>"season": "4",</text:p>
            <text:p text:style-name="P139"><text:s text:c="8"/>"episode": "6",</text:p>
            <text:p text:style-name="P139"><text:s text:c="8"/>"subtitles": "[{'languageCode': 'dan', 'codec': 'srt', 'selected': '1', 'key': '101720', 'location': 'Sidecar'}, {'languageCode': 'eng', 'codec': 'srt', 'selected': None, 'key': '101719', 'location': 'Sidecar'}]",</text:p>
            <text:p text:style-name="P139"><text:s text:c="8"/>"key": "42325",</text:p>
            <text:p text:style-name="P139"><text:s text:c="8"/>"title": "<text:span text:style-name="T40">Some Movie</text:span>"</text:p>
            <text:p text:style-name="P139"><text:s text:c="4"/>}</text:p>
            <text:p text:style-name="P139">]</text:p>
          </table:table-cell>
        </table:table-row>
      </table:table>
      <text:p text:style-name="P60"/>
      <text:p text:style-name="P61">Do note, that is getSubs is true, then an additional call will be made for each episode, so kinda costly</text:p>
      <text:h text:style-name="P241" text:outline-level="3"><text:bookmark-start text:name="__RefHeading__1742_533919714"/>TV-Shows <text:span text:style-name="T37">S</text:span>eason<text:span text:style-name="T37">s</text:span><text:bookmark-end text:name="__RefHeading__1742_533919714"/></text:h>
      <text:p text:style-name="P63">To get a list of seasons for a TV-Show, issue a GET like:</text:p>
      <table:table table:name="Table26" table:style-name="Table26">
        <table:table-column table:style-name="Table26.A"/>
        <table:table-row>
          <table:table-cell table:style-name="Table26.A1" office:value-type="string">
            <text:p text:style-name="P142">/webtools2?module=pms&amp;function=tvShow&amp;action=getSeasons&amp;key=&lt;Key of TV Show&gt;</text:p>
          </table:table-cell>
        </table:table-row>
      </table:table>
      <text:p text:style-name="P63"><text:soft-page-break/></text:p>
      <text:p text:style-name="P63">Sample call:</text:p>
      <table:table table:name="Table27" table:style-name="Table27">
        <table:table-column table:style-name="Table27.A"/>
        <table:table-row>
          <table:table-cell table:style-name="Table27.A1" office:value-type="string">
            <text:p text:style-name="P142">/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42">[</text:p>
            <text:p text:style-name="P142"><text:s text:c="4"/>{</text:p>
            <text:p text:style-name="P142"><text:s text:c="8"/>"season": "0",</text:p>
            <text:p text:style-name="P142"><text:s text:c="8"/>"size": "1",</text:p>
            <text:p text:style-name="P142"><text:s text:c="8"/>"key": "13915",</text:p>
            <text:p text:style-name="P142"><text:s text:c="8"/>"title": "Specials"</text:p>
            <text:p text:style-name="P142"><text:s text:c="4"/>},</text:p>
            <text:p text:style-name="P142"><text:s text:c="4"/>{</text:p>
            <text:p text:style-name="P142"><text:s text:c="8"/>"season": "1",</text:p>
            <text:p text:style-name="P142"><text:s text:c="8"/>"size": "23",</text:p>
            <text:p text:style-name="P142"><text:s text:c="8"/>"key": "13891",</text:p>
            <text:p text:style-name="P142"><text:s text:c="8"/>"title": "Season 1"</text:p>
            <text:p text:style-name="P142"><text:s text:c="4"/>},</text:p>
            <text:p text:style-name="P142"><text:s text:c="4"/>{</text:p>
            <text:p text:style-name="P142"><text:s text:c="8"/>"season": "2",</text:p>
            <text:p text:style-name="P142"><text:s text:c="8"/>"size": "23",</text:p>
            <text:p text:style-name="P142"><text:s text:c="8"/>"key": "13867",</text:p>
            <text:p text:style-name="P142"><text:s text:c="8"/>"title": "Season 2"</text:p>
            <text:p text:style-name="P142"><text:s text:c="4"/>},</text:p>
            <text:p text:style-name="P142"><text:s text:c="4"/>{</text:p>
            <text:p text:style-name="P142"><text:s text:c="8"/>"season": "3",</text:p>
            <text:p text:style-name="P142"><text:s text:c="8"/>"size": "23",</text:p>
            <text:p text:style-name="P142"><text:s text:c="8"/>"key": "13843",</text:p>
            <text:p text:style-name="P142"><text:s text:c="8"/>"title": "Season 3"</text:p>
            <text:p text:style-name="P142"><text:s text:c="4"/>}</text:p>
            <text:p text:style-name="P142">]</text:p>
          </table:table-cell>
        </table:table-row>
      </table:table>
      <text:p text:style-name="P63"/>
      <text:h text:style-name="P242"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3">&lt;Key of Season&gt;</text:span>[<text:span text:style-name="T1">&amp;getSubs=True&amp;getFile=true</text:span><text:span text:style-name="T6">]</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43">[</text:p>
            <text:p text:style-name="P143"><text:s text:c="4"/>{</text:p>
            <text:p text:style-name="P143"><text:s text:c="8"/>"episode": "1",</text:p>
            <text:p text:style-name="P144"><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text:span>.S01E01.da.srt', 'selected': '1', 'codec': 'srt', 'location': 'Sidecar', 'key': '44534'}]",</text:p>
            <text:p text:style-name="P143"><text:s text:c="8"/>"key": "13892",</text:p>
            <text:p text:style-name="P143"><text:s text:c="8"/>"title": "Pilot"</text:p>
            <text:p text:style-name="P143"><text:s text:c="4"/>},</text:p>
            <text:p text:style-name="P143"><text:s text:c="4"/>{</text:p>
            <text:p text:style-name="P143"><text:s text:c="8"/>"episode": "2",</text:p>
            <text:p text:style-name="P144"><text:s text:c="8"/>"subtitles": "[{'languageCode': 'dan', 'url': 'file:///share/CACHEDEV1_DATA/video/tv-series/<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 </text:span>.S01E02.da.srt', 'selected': '1', 'codec': 'srt', 'location': 'Sidecar', 'key': '44538'}]",</text:p>
            <text:p text:style-name="P143"><text:s text:c="8"/>"key": "13893",</text:p>
            <text:p text:style-name="P143"><text:s text:c="8"/>"title": "<text:span text:style-name="T40">first episode</text:span>"</text:p>
            <text:p text:style-name="P143"><text:s text:c="4"/>}</text:p>
            <text:p text:style-name="P143">]</text:p>
          </table:table-cell>
        </table:table-row>
      </table:table>
      <text:p text:style-name="P64"/>
      <text:h text:style-name="P264" text:outline-level="2"/>
      <text:h text:style-name="P268"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6"> prefix the name of the variable with your plug-in name, to avoid a name clash.</text:span></text:p>
      <text:p text:style-name="P25">Core variables are:</text:p>
      <text:list xml:id="list4891653996778488926" text:style-name="L5">
        <text:list-item>
          <text:p text:style-name="P191">options_only_multiple</text:p>
        </text:list-item>
        <text:list-item>
          <text:p text:style-name="P192">options_hide_local</text:p>
        </text:list-item>
        <text:list-item>
          <text:p text:style-name="P191">items_per_page</text:p>
        </text:list-item>
        <text:list-item>
          <text:p text:style-name="P191">options_hide_integrated</text:p>
        </text:list-item>
        <text:list-item>
          <text:p text:style-name="P193">debug</text:p>
        </text:list-item>
      </text:list>
      <text:h text:style-name="P243" text:outline-level="3"><text:bookmark-start text:name="__RefHeading__1844_1969542338"/>getSettings<text:bookmark-end text:name="__RefHeading__1844_1969542338"/></text:h>
      <text:p text:style-name="Text_20_body"><text:span text:style-name="T44">To </text:span><text:s/><text:span text:style-name="T44">get all the core settings of WebTools in one go, issue a get like:</text:span></text:p>
      <table:table table:name="Table32" table:style-name="Table32">
        <table:table-column table:style-name="Table32.A"/>
        <table:table-row>
          <table:table-cell table:style-name="Table32.A1" office:value-type="string">
            <text:p text:style-name="P150">/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50">{</text:p>
            <text:p text:style-name="P150"><text:s text:c="4"/>"debug": false,</text:p>
            <text:p text:style-name="P150"><text:s text:c="4"/>"items_per_page": 15,</text:p>
            <text:p text:style-name="P150"><text:s text:c="4"/>"options_only_multiple": false,</text:p>
            <text:p text:style-name="P150"><text:s text:c="4"/>"options_hide_integrated": false,</text:p>
            <text:p text:style-name="P150"><text:s text:c="4"/>"options_hide_local": false</text:p>
            <text:p text:style-name="P150">}</text:p>
          </table:table-cell>
        </table:table-row>
      </table:table>
      <text:p text:style-name="P68"/>
      <text:h text:style-name="P244"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51">/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51">/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51">"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51">"Setting not found"</text:p>
          </table:table-cell>
        </table:table-row>
      </table:table>
      <text:p text:style-name="P69"/>
      <text:h text:style-name="P245"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52">/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53">/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53">Setting saved</text:p>
          </table:table-cell>
        </table:table-row>
      </table:table>
      <text:p text:style-name="P71"/>
      <text:h text:style-name="P246"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54">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54">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54">Old Password did not match</text:p>
          </table:table-cell>
        </table:table-row>
      </table:table>
      <text:p text:style-name="P72"/>
      <text:p text:style-name="P72"/>
      <text:h text:style-name="P269" text:outline-level="2"><text:bookmark-start text:name="__RefHeading___Toc2339_2133117721"/>Language module<text:bookmark-end text:name="__RefHeading___Toc2339_2133117721"/></text:h>
      <text:p text:style-name="P87">This module handles supported languages by PMS</text:p>
      <text:h text:style-name="Heading_20_3" text:outline-level="3"><text:bookmark-start text:name="__RefHeading___Toc2341_2133117721"/>getCountryCodes<text:bookmark-end text:name="__RefHeading___Toc2341_2133117721"/></text:h>
      <text:p text:style-name="P87">This call will return a 2 chars array of supported language codes</text:p>
      <table:table table:name="Table91" table:style-name="Table91">
        <table:table-column table:style-name="Table91.A"/>
        <table:table-row>
          <table:table-cell table:style-name="Table91.A1" office:value-type="string">
            <text:p text:style-name="P170">/webtools2?module=language&amp;function=getCountryCodes</text:p>
          </table:table-cell>
        </table:table-row>
      </table:table>
      <text:p text:style-name="P87"/>
      <text:p text:style-name="P87">Above will return something like:</text:p>
      <table:table table:name="Table92" table:style-name="Table92">
        <table:table-column table:style-name="Table92.A"/>
        <table:table-row>
          <table:table-cell table:style-name="Table92.A1" office:value-type="string">
            <text:p text:style-name="P170">["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7"/>
      <text:p text:style-name="P88"/>
      <text:h text:style-name="P247" text:outline-level="3"><text:bookmark-start text:name="__RefHeading___Toc2343_2133117721"/>getMatch<text:bookmark-end text:name="__RefHeading___Toc2343_2133117721"/></text:h>
      <text:p text:style-name="P89">Match function will return a 2 character valid language code, based on the language parameters</text:p>
      <text:p text:style-name="P89">Language parameter can be like : “da”, “dan”, “danish” and they'll all return “da”</text:p>
      <table:table table:name="Table93" table:style-name="Table93">
        <table:table-column table:style-name="Table93.A"/>
        <table:table-row>
          <table:table-cell table:style-name="Table93.A1" office:value-type="string">
            <text:p text:style-name="P172">/webtools2?module=language&amp;function=<text:span text:style-name="T54">getMatch</text:span>&amp;language=danish</text:p>
          </table:table-cell>
        </table:table-row>
      </table:table>
      <text:p text:style-name="P89"/>
      <text:p text:style-name="P90">Above would produce an output like:</text:p>
      <table:table table:name="Table94" table:style-name="Table94">
        <table:table-column table:style-name="Table94.A"/>
        <table:table-row>
          <table:table-cell table:style-name="Table94.A1" office:value-type="string">
            <text:p text:style-name="P171">"da"</text:p>
          </table:table-cell>
        </table:table-row>
      </table:table>
      <text:p text:style-name="P90"/>
      <text:p text:style-name="P90">If the language specified above is not found, we return “xx”</text:p>
      <text:p text:style-name="P90"/>
      <text:h text:style-name="P260" text:outline-level="3"><text:bookmark-start text:name="__RefHeading___Toc2345_2133117721"/>getLangCodeList<text:bookmark-end text:name="__RefHeading___Toc2345_2133117721"/></text:h>
      <text:p text:style-name="P93"/>
      <text:p text:style-name="P91">This function will return a json with all valid language:code in an alphabetic list</text:p>
      <table:table table:name="Table95" table:style-name="Table95">
        <table:table-column table:style-name="Table95.A"/>
        <table:table-row>
          <table:table-cell table:style-name="Table95.A1" office:value-type="string">
            <text:p text:style-name="P173">/webtools2?module=language&amp;function=getLangCodeList</text:p>
          </table:table-cell>
        </table:table-row>
      </table:table>
      <text:p text:style-name="P91"/>
      <text:p text:style-name="P91">Above will return:</text:p>
      <table:table table:name="Table96" table:style-name="Table96">
        <table:table-column table:style-name="Table96.A"/>
        <table:table-row>
          <table:table-cell table:style-name="Table96.A1" office:value-type="string">
            <text:p text:style-name="P173">{"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1"/>
      <text:p text:style-name="P91"/>
      <text:h text:style-name="P256" text:outline-level="3"><text:bookmark-start text:name="__RefHeading___Toc2349_2133117721"/><text:span text:style-name="T53">g</text:span>etCodeLangList<text:bookmark-end text:name="__RefHeading___Toc2349_2133117721"/></text:h>
      <text:p text:style-name="Text_20_body"/>
      <text:p text:style-name="P94">This call is the opposite of getLangCodeList, and is called like:</text:p>
      <table:table table:name="Table97" table:style-name="Table97">
        <table:table-column table:style-name="Table97.A"/>
        <table:table-row>
          <table:table-cell table:style-name="Table97.A1" office:value-type="string">
            <text:p text:style-name="P174">/webtools2?module=language&amp;function=getCodeLangList</text:p>
          </table:table-cell>
        </table:table-row>
      </table:table>
      <text:p text:style-name="P95"/>
      <text:p text:style-name="P94">And will return:</text:p>
      <table:table table:name="Table98" table:style-name="Table98">
        <table:table-column table:style-name="Table98.A"/>
        <table:table-row>
          <table:table-cell table:style-name="Table98.A1" office:value-type="string">
            <text:p text:style-name="P174">{"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4"/>
      <text:h text:style-name="P261" text:outline-level="3"><text:bookmark-start text:name="__RefHeading___Toc2466_1859005996"/>getLangCode3List<text:bookmark-end text:name="__RefHeading___Toc2466_1859005996"/></text:h>
      <text:p text:style-name="P92">This function will return a json with all valid language:code in an alphabetic list, <text:span text:style-name="T55">all in ISO-639_3</text:span></text:p>
      <text:p text:style-name="P96">Issue a Get like:</text:p>
      <table:table table:name="Table99" table:style-name="Table99">
        <table:table-column table:style-name="Table99.A"/>
        <table:table-row>
          <table:table-cell table:style-name="Table99.A1" office:value-type="string">
            <text:p text:style-name="P175">/webtools2?module=language&amp;function=getLangCode3List</text:p>
          </table:table-cell>
        </table:table-row>
      </table:table>
      <text:p text:style-name="P96"/>
      <text:p text:style-name="P96">And will return a 200 and a body like:</text:p>
      <table:table table:name="Table100" table:style-name="Table100">
        <table:table-column table:style-name="Table100.A"/>
        <table:table-row>
          <table:table-cell table:style-name="Table100.A1" office:value-type="string">
            <text:p text:style-name="P175">{"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6"/>
      <text:h text:style-name="P261" text:outline-level="3"><text:bookmark-start text:name="__RefHeading___Toc2468_1859005996"/>get3CodeLangList<text:bookmark-end text:name="__RefHeading___Toc2468_1859005996"/></text:h>
      <text:p text:style-name="P96">This is the opposite of getLangCode3List, and when called like:</text:p>
      <table:table table:name="Table101" table:style-name="Table101">
        <table:table-column table:style-name="Table101.A"/>
        <table:table-row>
          <table:table-cell table:style-name="Table101.A1" office:value-type="string">
            <text:p text:style-name="P175">/webtools2?module=language&amp;function=get3CodeLangList</text:p>
          </table:table-cell>
        </table:table-row>
      </table:table>
      <text:p text:style-name="P96"/>
      <text:p text:style-name="P96">It'll return:</text:p>
      <table:table table:name="Table102" table:style-name="Table102">
        <table:table-column table:style-name="Table102.A"/>
        <table:table-row>
          <table:table-cell table:style-name="Table102.A1" office:value-type="string">
            <text:p text:style-name="P175">{"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6"/>
      <text:h text:style-name="P270" text:outline-level="2"><text:bookmark-start text:name="__RefHeading___Toc2542_1405327357"/>findMedia Module<text:bookmark-end text:name="__RefHeading___Toc2542_1405327357"/></text:h>
      <text:p text:style-name="P98">The findMedia module is a plugin to WebTools, that allows a user to locate either medias, that are present in the filesystem, but not in the database, or visa versa.</text:p>
      <text:p text:style-name="P98">To use this module from a front-end, the front-end has to take care of the following:</text:p>
      <text:list xml:id="list8873253424640480560" text:style-name="L6">
        <text:list-item>
          <text:p text:style-name="P196">Allow access to the settings of this module, <text:span text:style-name="T58">both get, set and reset</text:span></text:p>
        </text:list-item>
        <text:list-item>
          <text:p text:style-name="P196">Present the user with a selection of sections to scan, of the type movie or show</text:p>
        </text:list-item>
        <text:list-item>
          <text:p text:style-name="P196">Start the scanning, based on user selection from above</text:p>
        </text:list-item>
        <text:list-item>
          <text:p text:style-name="P196">Show user the progress of this module, since it could take a long time to finish, depending on the size of the sections</text:p>
        </text:list-item>
        <text:list-item>
          <text:p text:style-name="P196">Show the result</text:p>
        </text:list-item>
      </text:list>
      <text:p text:style-name="P99">To assist the front-end with that, the findMedia plugin provides the methods below</text:p>
      <text:h text:style-name="P248" text:outline-level="3"><text:bookmark-start text:name="__RefHeading___Toc2544_1405327357"/>getSettings<text:bookmark-end text:name="__RefHeading___Toc2544_1405327357"/></text:h>
      <text:p text:style-name="P99">To get the current settings of this module, issue a <text:span text:style-name="T59">GET</text:span> like:</text:p>
      <table:table table:name="Table103" table:style-name="Table103">
        <table:table-column table:style-name="Table103.A"/>
        <table:table-row>
          <table:table-cell table:style-name="Table103.A1" office:value-type="string">
            <text:p text:style-name="P176">/webtools2?module=findMedia&amp;function=getSettings</text:p>
          </table:table-cell>
        </table:table-row>
      </table:table>
      <text:p text:style-name="P99"/>
      <text:p text:style-name="P99">If all is well, it'll return a 200, else an error code, and regardless, the outcome will be in the body.</text:p>
      <text:p text:style-name="P99">If 200, we return something like:</text:p>
      <table:table table:name="Table104" table:style-name="Table104">
        <table:table-column table:style-name="Table104.A"/>
        <table:table-row>
          <table:table-cell table:style-name="Table104.A1" office:value-type="string">
            <text:p text:style-name="P177">{</text:p>
            <text:p text:style-name="P177">"IGNORE_HIDDEN": "<text:span text:style-name="T61">True</text:span>", </text:p>
            <text:p text:style-name="P177">"IGNORED_DIRS": [".@__thumb", ".AppleDouble", "lost+found"],</text:p>
            <text:p text:style-name="P177"><text:s/>"VALID_EXTENSIONS": [".m4v", ".3gp", ".nsv", ".ts", ".ty", ".strm", ".rm", ".rmvb", ".m3u", ".mov", ".qt", ".divx", ".xvid", ".bivx", ".vob", ".nrg", ".img", ".iso", ".pva", ".wmv", ".asf", ".asx", ".ogm", ".m2v", ".avi", ".bin", ".dat", ".dvr-ms", ".mpg", ".mpeg", ".mp4", ".mkv", ".avc", ".vp3", ".svq3", ".nuv", ".viv", ".dv", ".fli", ".flv", ".rar", ".001", ".wpl", ".zip", ".mp3"]</text:p>
            <text:p text:style-name="P177">}</text:p>
          </table:table-cell>
        </table:table-row>
      </table:table>
      <text:p text:style-name="P99"/>
      <text:h text:style-name="P249" text:outline-level="3"><text:bookmark-start text:name="__RefHeading___Toc2546_1405327357"/>setSettings<text:bookmark-end text:name="__RefHeading___Toc2546_1405327357"/></text:h>
      <text:p text:style-name="P101"/>
      <text:p text:style-name="P100">This is Work in progress :-)</text:p>
      <text:p text:style-name="P100"/>
      <text:h text:style-name="P249" text:outline-level="3"><text:bookmark-start text:name="__RefHeading___Toc2548_1405327357"/><text:soft-page-break/>resetSettings<text:bookmark-end text:name="__RefHeading___Toc2548_1405327357"/></text:h>
      <text:p text:style-name="P101"/>
      <text:p text:style-name="P100">To reset the settings for this module to it's defaults, issue a <text:span text:style-name="T59">POST like:</text:span></text:p>
      <table:table table:name="Table105" table:style-name="Table105">
        <table:table-column table:style-name="Table105.A"/>
        <table:table-row>
          <table:table-cell table:style-name="Table105.A1" office:value-type="string">
            <text:p text:style-name="P178">/webtools2?module=findMedia&amp;function=resetSettings</text:p>
          </table:table-cell>
        </table:table-row>
      </table:table>
      <text:p text:style-name="P100"/>
      <text:p text:style-name="P102">Above would return a 200</text:p>
      <text:h text:style-name="P250" text:outline-level="3"><text:bookmark-start text:name="__RefHeading___Toc2551_1405327357"/>getSectionList<text:bookmark-end text:name="__RefHeading___Toc2551_1405327357"/></text:h>
      <text:p text:style-name="P104">To get a list of sections, that the front-end can filter on based on the type, in order to present a selection to the user, look up the <text:span text:style-name="T60">getSectionList </text:span>method of the PMS module</text:p>
      <text:h text:style-name="P251" text:outline-level="3"><text:bookmark-start text:name="__RefHeading___Toc2553_1405327357"/>scanSection<text:bookmark-end text:name="__RefHeading___Toc2553_1405327357"/></text:h>
      <text:p text:style-name="P103">To start scanning a section, issue a GET like:</text:p>
      <table:table table:name="Table106" table:style-name="Table106">
        <table:table-column table:style-name="Table106.A"/>
        <table:table-row>
          <table:table-cell table:style-name="Table106.A1" office:value-type="string">
            <text:p text:style-name="P179">/webtools2?module=findMedia&amp;function=scanSection&amp;section=<text:span text:style-name="T1">&lt;Sectionnumber&gt;</text:span></text:p>
          </table:table-cell>
        </table:table-row>
      </table:table>
      <text:p text:style-name="P103"/>
      <text:p text:style-name="P103">Above would return a 200 right away, and kick off a thread on the PMS, that would start to scan the section, as well as the file-system assigned to that section</text:p>
      <text:h text:style-name="P252" text:outline-level="3"><text:bookmark-start text:name="__RefHeading___Toc2556_1405327357"/>getStatus<text:bookmark-end text:name="__RefHeading___Toc2556_1405327357"/></text:h>
      <text:p text:style-name="P105">While the job in not active, a GET to</text:p>
      <table:table table:name="Table107" table:style-name="Table107">
        <table:table-column table:style-name="Table107.A"/>
        <table:table-row>
          <table:table-cell table:style-name="Table107.A1" office:value-type="string">
            <text:p text:style-name="P180">/webtools2?module=findMedia&amp;function=getStatus</text:p>
          </table:table-cell>
        </table:table-row>
      </table:table>
      <text:p text:style-name="P105"/>
      <text:p text:style-name="P105">will return 200 and a body of:</text:p>
      <table:table table:name="Table108" table:style-name="Table108">
        <table:table-column table:style-name="Table108.A"/>
        <table:table-row>
          <table:table-cell table:style-name="Table108.A1" office:value-type="string">
            <text:p text:style-name="P180">Idle</text:p>
          </table:table-cell>
        </table:table-row>
      </table:table>
      <text:p text:style-name="P105"/>
      <text:p text:style-name="P105">During running. the status call returns more info to the user, like:</text:p>
      <table:table table:name="Table109" table:style-name="Table109">
        <table:table-column table:style-name="Table109.A"/>
        <table:table-row>
          <table:table-cell table:style-name="Table109.A1" office:value-type="string">
            <text:p text:style-name="P180">Scanning database show 1 of 92 : <text:span text:style-name="T64">My TV Show Season 2</text:span></text:p>
          </table:table-cell>
        </table:table-row>
      </table:table>
      <text:p text:style-name="P105"/>
      <text:p text:style-name="P185"/>
      <text:h text:style-name="Heading_20_3" text:outline-level="3"><text:bookmark-start text:name="__RefHeading___Toc2558_1405327357"/><text:span text:style-name="T62">g</text:span>etResult<text:bookmark-end text:name="__RefHeading___Toc2558_1405327357"/></text:h>
      <text:p text:style-name="P105">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80">/webtools2?module=findMedia&amp;function=getResult</text:p>
          </table:table-cell>
        </table:table-row>
      </table:table>
      <text:p text:style-name="P105"/>
      <text:p text:style-name="P105">Above would return 200 and a body like:</text:p>
      <table:table table:name="Table111" table:style-name="Table111">
        <table:table-column table:style-name="Table111.A"/>
        <table:table-row>
          <table:table-cell table:style-name="Table111.A1" office:value-type="string">
            <text:p text:style-name="P180">{</text:p>
            <text:p text:style-name="P180"><text:s text:c="4"/>"MissingFromDB": [</text:p>
            <text:p text:style-name="P180"><text:s text:c="8"/>"/share/CACHEDEV1_DATA/video/tv-series/myShow/Season 01/myShow.S01E01.avi",</text:p>
            <text:p text:style-name="P180"><text:s text:c="8"/>"/share/CACHEDEV1_DATA/video/tv-series/myShow/Season 03/myShow.S03E01.avi",</text:p>
            <text:p text:style-name="P180"><text:s text:c="4"/>],</text:p>
            <text:p text:style-name="P180"><text:s text:c="4"/>"MissingFromFS": []</text:p>
            <text:p text:style-name="P180">}</text:p>
          </table:table-cell>
        </table:table-row>
      </table:table>
      <text:p text:style-name="P105"/>
      <text:p text:style-name="P109">If scanning is still in progress, or has been aborted, we instead return 204</text:p>
      <text:h text:style-name="P253" text:outline-level="3"><text:bookmark-start text:name="__RefHeading___Toc2851_1566646810"/>Abort<text:bookmark-end text:name="__RefHeading___Toc2851_1566646810"/></text:h>
      <text:p text:style-name="P109">If user wants to abort a scanning, issue a POST like:</text:p>
      <table:table table:name="Table115" table:style-name="Table115">
        <table:table-column table:style-name="Table115.A"/>
        <table:table-row>
          <table:table-cell table:style-name="Table115.A1" office:value-type="string">
            <text:p text:style-name="P182">/webtools2?module=findMedia&amp;function=abort&amp;abort=true</text:p>
          </table:table-cell>
        </table:table-row>
      </table:table>
      <text:p text:style-name="P109"/>
      <text:p text:style-name="P109">Above would return 200, and scanning will then be aborted ASAP, and status will be set to “Idle”</text:p>
      <text:h text:style-name="P271" text:outline-level="2"><text:bookmark-start text:name="__RefHeading___Toc2891_1866656145"/>wt Module<text:bookmark-end text:name="__RefHeading___Toc2891_1866656145"/></text:h>
      <text:p text:style-name="P111">This module contains basic functions to support WebTools</text:p>
      <text:h text:style-name="P254" text:outline-level="3"><text:bookmark-start text:name="__RefHeading___Toc2893_1866656145"/>getCSS<text:bookmark-end text:name="__RefHeading___Toc2893_1866656145"/></text:h>
      <text:p text:style-name="P112"/>
      <text:p text:style-name="P111">getCSS function will return a json array of the filenames contained in http/custom_themes with the ext. .css</text:p>
      <text:p text:style-name="P111">Issue a get like:</text:p>
      <table:table table:name="Table116" table:style-name="Table116">
        <table:table-column table:style-name="Table116.A"/>
        <table:table-row>
          <table:table-cell table:style-name="Table116.A1" office:value-type="string">
            <text:p text:style-name="P183">/webtools2?module=wt&amp;function=getCSS</text:p>
          </table:table-cell>
        </table:table-row>
      </table:table>
      <text:p text:style-name="P111"/>
      <text:p text:style-name="P111">Above would return something 200 and output like:</text:p>
      <table:table table:name="Table117" table:style-name="Table117">
        <table:table-column table:style-name="Table117.A"/>
        <table:table-row>
          <table:table-cell table:style-name="Table117.A1" office:value-type="string">
            <text:p text:style-name="P183">[</text:p>
            <text:p text:style-name="P183"><text:s text:c="4"/>"custom.css",</text:p>
            <text:p text:style-name="P183"><text:s text:c="4"/>"bootstrap.min.css"</text:p>
            <text:p text:style-name="P183">]</text:p>
          </table:table-cell>
        </table:table-row>
      </table:table>
      <text:p text:style-name="P111"/>
      <text:p text:style-name="P111">If nothing is found, we return 204 instead, without a body</text:p>
      <text:h text:style-name="P255" text:outline-level="3"><text:bookmark-start text:name="__RefHeading___Toc2939_1803620939"/>reset<text:bookmark-end text:name="__RefHeading___Toc2939_1803620939"/></text:h>
      <text:p text:style-name="P198">To reset WebTools to factory standard, meaning erase everything stored, issue a post like:</text:p>
      <table:table table:name="Table118" table:style-name="Table118">
        <table:table-column table:style-name="Table118.A"/>
        <table:table-row>
          <table:table-cell table:style-name="Table118.A1" office:value-type="string">
            <text:p text:style-name="P275">/webtools2?module=wt&amp;function=reset</text:p>
          </table:table-cell>
        </table:table-row>
      </table:table>
      <text:p text:style-name="P198"/>
      <text:p text:style-name="P198">Sadly though, we can not return anything here, since WebTools itself will be restarting, so any GUI calling this, should throw up a spinner, and wait for the login screen to be ready again.</text:p>
      <text:p text:style-name="P198">Also, the GUI should warn user before this, and also tell the user, that if using the uas module, a migrate must be preform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4-15T22:35:31.759005339</dc:date>
    <dc:creator>Tommy Mikkelsen</dc:creator>
    <meta:editing-duration>P16DT17H41M5S</meta:editing-duration>
    <meta:editing-cycles>180</meta:editing-cycles>
    <meta:generator>LibreOffice/5.0.4.2$Linux_X86_64 LibreOffice_project/00m0$Build-2</meta:generator>
    <meta:document-statistic meta:table-count="118" meta:image-count="1" meta:object-count="0" meta:page-count="40" meta:paragraph-count="922" meta:word-count="6471" meta:character-count="51666" meta:non-whitespace-character-count="43730"/>
  </office:meta>
</office:document-meta>
</file>